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2.40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31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854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3.916cm"/>
    </style:style>
    <style:style style:name="co12" style:family="table-column">
      <style:table-column-properties fo:break-before="auto" style:column-width="5.373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</table:table-row>
        <table:table-row table:style-name="ro1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</table:table-row>
        <table:table-row table:style-name="ro1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</table:table-row>
        <table:table-row table:style-name="ro1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</table:table-row>
        <table:table-row table:style-name="ro1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</table:table-row>
        <table:table-row table:style-name="ro1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</table:table-row>
        <table:table-row table:style-name="ro1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</table:table-row>
        <table:table-row table:style-name="ro1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</table:table-row>
      </table:table>
      <table:table table:name="zadanie_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</table:table-row>
        <table:table-row table:style-name="ro1" table:visibility="filter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</table:table-row>
        <table:table-row table:style-name="ro1" table:visibility="filter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 table:visibility="filter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</table:table-row>
        <table:table-row table:style-name="ro1" table:visibility="filter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</table:table-row>
        <table:table-row table:style-name="ro1" table:visibility="filter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</table:table-row>
        <table:table-row table:style-name="ro1" table:visibility="filter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</table:table-row>
        <table:table-row table:style-name="ro1" table:visibility="filter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</table:table-row>
        <table:table-row table:style-name="ro1" table:visibility="filter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</table:table-row>
        <table:table-row table:style-name="ro1" table:visibility="filter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</table:table-row>
        <table:table-row table:style-name="ro1" table:visibility="filter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</table:table-row>
        <table:table-row table:style-name="ro1" table:visibility="filter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</table:table-row>
        <table:table-row table:style-name="ro1" table:visibility="filter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</table:table-row>
        <table:table-row table:style-name="ro1" table:visibility="filter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</table:table-row>
        <table:table-row table:style-name="ro1" table:visibility="filter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</table:table-row>
        <table:table-row table:style-name="ro1" table:visibility="filter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</table:table-row>
        <table:table-row table:style-name="ro1" table:visibility="filter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</table:table-row>
      </table:table>
      <table:table table:name="zadanie_b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3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Miejsce urodzenia</text:p>
          </table:table-cell>
          <table:table-cell table:style-name="ce1" office:value-type="string" calcext:value-type="string">
            <text:p>Zawód</text:p>
          </table:table-cell>
          <table:table-cell table:style-name="ce2" office:value-type="string" calcext:value-type="string">
            <text:p>kod pracownika</text:p>
          </table:table-cell>
          <table:table-cell/>
          <table:table-cell office:value-type="string" calcext:value-type="string">
            <text:p>pierwsza litera nazwiska</text:p>
          </table:table-cell>
          <table:table-cell office:value-type="string" calcext:value-type="string">
            <text:p>pierwsza litera imienia</text:p>
          </table:table-cell>
          <table:table-cell office:value-type="string" calcext:value-type="string">
            <text:p>2 ostatnie cyfry roku urodzenia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  <table:table-cell table:formula="of:=CONCATENATE(LOWER([.H2]);LOWER([.I2]);[.J2])" office:value-type="string" office:string-value="sj71" calcext:value-type="string">
            <text:p>sj71</text:p>
          </table:table-cell>
          <table:table-cell/>
          <table:table-cell table:formula="of:=MID([.A2];1;1)" office:value-type="string" office:string-value="S" calcext:value-type="string">
            <text:p>S</text:p>
          </table:table-cell>
          <table:table-cell table:formula="of:=MID([.B2];1;1)" office:value-type="string" office:string-value="J" calcext:value-type="string">
            <text:p>J</text:p>
          </table:table-cell>
          <table:table-cell table:formula="of:=MID([.C2];7;2)" office:value-type="string" office:string-value="71" calcext:value-type="string">
            <text:p>71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CONCATENATE(LOWER([.H3]);LOWER([.I3]);[.J3])" office:value-type="string" office:string-value="km69" calcext:value-type="string">
            <text:p>km69</text:p>
          </table:table-cell>
          <table:table-cell/>
          <table:table-cell table:formula="of:=MID([.A3];1;1)" office:value-type="string" office:string-value="K" calcext:value-type="string">
            <text:p>K</text:p>
          </table:table-cell>
          <table:table-cell table:formula="of:=MID([.B3];1;1)" office:value-type="string" office:string-value="M" calcext:value-type="string">
            <text:p>M</text:p>
          </table:table-cell>
          <table:table-cell table:formula="of:=MID([.C3];7;2)" office:value-type="string" office:string-value="69" calcext:value-type="string">
            <text:p>69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  <table:table-cell table:formula="of:=CONCATENATE(LOWER([.H4]);LOWER([.I4]);[.J4])" office:value-type="string" office:string-value="aa64" calcext:value-type="string">
            <text:p>aa64</text:p>
          </table:table-cell>
          <table:table-cell/>
          <table:table-cell table:formula="of:=MID([.A4];1;1)" office:value-type="string" office:string-value="A" calcext:value-type="string">
            <text:p>A</text:p>
          </table:table-cell>
          <table:table-cell table:formula="of:=MID([.B4];1;1)" office:value-type="string" office:string-value="A" calcext:value-type="string">
            <text:p>A</text:p>
          </table:table-cell>
          <table:table-cell table:formula="of:=MID([.C4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CONCATENATE(LOWER([.H5]);LOWER([.I5]);[.J5])" office:value-type="string" office:string-value="cm68" calcext:value-type="string">
            <text:p>cm68</text:p>
          </table:table-cell>
          <table:table-cell/>
          <table:table-cell table:formula="of:=MID([.A5];1;1)" office:value-type="string" office:string-value="C" calcext:value-type="string">
            <text:p>C</text:p>
          </table:table-cell>
          <table:table-cell table:formula="of:=MID([.B5];1;1)" office:value-type="string" office:string-value="M" calcext:value-type="string">
            <text:p>M</text:p>
          </table:table-cell>
          <table:table-cell table:formula="of:=MID([.C5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  <table:table-cell table:formula="of:=CONCATENATE(LOWER([.H6]);LOWER([.I6]);[.J6])" office:value-type="string" office:string-value="mr63" calcext:value-type="string">
            <text:p>mr63</text:p>
          </table:table-cell>
          <table:table-cell/>
          <table:table-cell table:formula="of:=MID([.A6];1;1)" office:value-type="string" office:string-value="M" calcext:value-type="string">
            <text:p>M</text:p>
          </table:table-cell>
          <table:table-cell table:formula="of:=MID([.B6];1;1)" office:value-type="string" office:string-value="R" calcext:value-type="string">
            <text:p>R</text:p>
          </table:table-cell>
          <table:table-cell table:formula="of:=MID([.C6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  <table:table-cell table:formula="of:=CONCATENATE(LOWER([.H7]);LOWER([.I7]);[.J7])" office:value-type="string" office:string-value="gk67" calcext:value-type="string">
            <text:p>gk67</text:p>
          </table:table-cell>
          <table:table-cell/>
          <table:table-cell table:formula="of:=MID([.A7];1;1)" office:value-type="string" office:string-value="G" calcext:value-type="string">
            <text:p>G</text:p>
          </table:table-cell>
          <table:table-cell table:formula="of:=MID([.B7];1;1)" office:value-type="string" office:string-value="K" calcext:value-type="string">
            <text:p>K</text:p>
          </table:table-cell>
          <table:table-cell table:formula="of:=MID([.C7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CONCATENATE(LOWER([.H8]);LOWER([.I8]);[.J8])" office:value-type="string" office:string-value="ja68" calcext:value-type="string">
            <text:p>ja68</text:p>
          </table:table-cell>
          <table:table-cell/>
          <table:table-cell table:formula="of:=MID([.A8];1;1)" office:value-type="string" office:string-value="J" calcext:value-type="string">
            <text:p>J</text:p>
          </table:table-cell>
          <table:table-cell table:formula="of:=MID([.B8];1;1)" office:value-type="string" office:string-value="A" calcext:value-type="string">
            <text:p>A</text:p>
          </table:table-cell>
          <table:table-cell table:formula="of:=MID([.C8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  <table:table-cell table:formula="of:=CONCATENATE(LOWER([.H9]);LOWER([.I9]);[.J9])" office:value-type="string" office:string-value="me63" calcext:value-type="string">
            <text:p>me63</text:p>
          </table:table-cell>
          <table:table-cell/>
          <table:table-cell table:formula="of:=MID([.A9];1;1)" office:value-type="string" office:string-value="M" calcext:value-type="string">
            <text:p>M</text:p>
          </table:table-cell>
          <table:table-cell table:formula="of:=MID([.B9];1;1)" office:value-type="string" office:string-value="E" calcext:value-type="string">
            <text:p>E</text:p>
          </table:table-cell>
          <table:table-cell table:formula="of:=MID([.C9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CONCATENATE(LOWER([.H10]);LOWER([.I10]);[.J10])" office:value-type="string" office:string-value="bb70" calcext:value-type="string">
            <text:p>bb70</text:p>
          </table:table-cell>
          <table:table-cell/>
          <table:table-cell table:formula="of:=MID([.A10];1;1)" office:value-type="string" office:string-value="B" calcext:value-type="string">
            <text:p>B</text:p>
          </table:table-cell>
          <table:table-cell table:formula="of:=MID([.B10];1;1)" office:value-type="string" office:string-value="B" calcext:value-type="string">
            <text:p>B</text:p>
          </table:table-cell>
          <table:table-cell table:formula="of:=MID([.C10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  <table:table-cell table:formula="of:=CONCATENATE(LOWER([.H11]);LOWER([.I11]);[.J11])" office:value-type="string" office:string-value="kd68" calcext:value-type="string">
            <text:p>kd68</text:p>
          </table:table-cell>
          <table:table-cell/>
          <table:table-cell table:formula="of:=MID([.A11];1;1)" office:value-type="string" office:string-value="K" calcext:value-type="string">
            <text:p>K</text:p>
          </table:table-cell>
          <table:table-cell table:formula="of:=MID([.B11];1;1)" office:value-type="string" office:string-value="D" calcext:value-type="string">
            <text:p>D</text:p>
          </table:table-cell>
          <table:table-cell table:formula="of:=MID([.C11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  <table:table-cell table:formula="of:=CONCATENATE(LOWER([.H12]);LOWER([.I12]);[.J12])" office:value-type="string" office:string-value="hj68" calcext:value-type="string">
            <text:p>hj68</text:p>
          </table:table-cell>
          <table:table-cell/>
          <table:table-cell table:formula="of:=MID([.A12];1;1)" office:value-type="string" office:string-value="H" calcext:value-type="string">
            <text:p>H</text:p>
          </table:table-cell>
          <table:table-cell table:formula="of:=MID([.B12];1;1)" office:value-type="string" office:string-value="J" calcext:value-type="string">
            <text:p>J</text:p>
          </table:table-cell>
          <table:table-cell table:formula="of:=MID([.C12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CONCATENATE(LOWER([.H13]);LOWER([.I13]);[.J13])" office:value-type="string" office:string-value="kj66" calcext:value-type="string">
            <text:p>kj66</text:p>
          </table:table-cell>
          <table:table-cell/>
          <table:table-cell table:formula="of:=MID([.A13];1;1)" office:value-type="string" office:string-value="K" calcext:value-type="string">
            <text:p>K</text:p>
          </table:table-cell>
          <table:table-cell table:formula="of:=MID([.B13];1;1)" office:value-type="string" office:string-value="J" calcext:value-type="string">
            <text:p>J</text:p>
          </table:table-cell>
          <table:table-cell table:formula="of:=MID([.C13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  <table:table-cell table:formula="of:=CONCATENATE(LOWER([.H14]);LOWER([.I14]);[.J14])" office:value-type="string" office:string-value="pg63" calcext:value-type="string">
            <text:p>pg63</text:p>
          </table:table-cell>
          <table:table-cell/>
          <table:table-cell table:formula="of:=MID([.A14];1;1)" office:value-type="string" office:string-value="P" calcext:value-type="string">
            <text:p>P</text:p>
          </table:table-cell>
          <table:table-cell table:formula="of:=MID([.B14];1;1)" office:value-type="string" office:string-value="G" calcext:value-type="string">
            <text:p>G</text:p>
          </table:table-cell>
          <table:table-cell table:formula="of:=MID([.C14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CONCATENATE(LOWER([.H15]);LOWER([.I15]);[.J15])" office:value-type="string" office:string-value="gg66" calcext:value-type="string">
            <text:p>gg66</text:p>
          </table:table-cell>
          <table:table-cell/>
          <table:table-cell table:formula="of:=MID([.A15];1;1)" office:value-type="string" office:string-value="G" calcext:value-type="string">
            <text:p>G</text:p>
          </table:table-cell>
          <table:table-cell table:formula="of:=MID([.B15];1;1)" office:value-type="string" office:string-value="G" calcext:value-type="string">
            <text:p>G</text:p>
          </table:table-cell>
          <table:table-cell table:formula="of:=MID([.C15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  <table:table-cell table:formula="of:=CONCATENATE(LOWER([.H16]);LOWER([.I16]);[.J16])" office:value-type="string" office:string-value="is66" calcext:value-type="string">
            <text:p>is66</text:p>
          </table:table-cell>
          <table:table-cell/>
          <table:table-cell table:formula="of:=MID([.A16];1;1)" office:value-type="string" office:string-value="I" calcext:value-type="string">
            <text:p>I</text:p>
          </table:table-cell>
          <table:table-cell table:formula="of:=MID([.B16];1;1)" office:value-type="string" office:string-value="S" calcext:value-type="string">
            <text:p>S</text:p>
          </table:table-cell>
          <table:table-cell table:formula="of:=MID([.C16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NCATENATE(LOWER([.H17]);LOWER([.I17]);[.J17])" office:value-type="string" office:string-value="rs68" calcext:value-type="string">
            <text:p>rs68</text:p>
          </table:table-cell>
          <table:table-cell/>
          <table:table-cell table:formula="of:=MID([.A17];1;1)" office:value-type="string" office:string-value="R" calcext:value-type="string">
            <text:p>R</text:p>
          </table:table-cell>
          <table:table-cell table:formula="of:=MID([.B17];1;1)" office:value-type="string" office:string-value="S" calcext:value-type="string">
            <text:p>S</text:p>
          </table:table-cell>
          <table:table-cell table:formula="of:=MID([.C17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CONCATENATE(LOWER([.H18]);LOWER([.I18]);[.J18])" office:value-type="string" office:string-value="bb66" calcext:value-type="string">
            <text:p>bb66</text:p>
          </table:table-cell>
          <table:table-cell/>
          <table:table-cell table:formula="of:=MID([.A18];1;1)" office:value-type="string" office:string-value="B" calcext:value-type="string">
            <text:p>B</text:p>
          </table:table-cell>
          <table:table-cell table:formula="of:=MID([.B18];1;1)" office:value-type="string" office:string-value="B" calcext:value-type="string">
            <text:p>B</text:p>
          </table:table-cell>
          <table:table-cell table:formula="of:=MID([.C18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  <table:table-cell table:formula="of:=CONCATENATE(LOWER([.H19]);LOWER([.I19]);[.J19])" office:value-type="string" office:string-value="ga70" calcext:value-type="string">
            <text:p>ga70</text:p>
          </table:table-cell>
          <table:table-cell/>
          <table:table-cell table:formula="of:=MID([.A19];1;1)" office:value-type="string" office:string-value="G" calcext:value-type="string">
            <text:p>G</text:p>
          </table:table-cell>
          <table:table-cell table:formula="of:=MID([.B19];1;1)" office:value-type="string" office:string-value="A" calcext:value-type="string">
            <text:p>A</text:p>
          </table:table-cell>
          <table:table-cell table:formula="of:=MID([.C19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  <table:table-cell table:formula="of:=CONCATENATE(LOWER([.H20]);LOWER([.I20]);[.J20])" office:value-type="string" office:string-value="ps65" calcext:value-type="string">
            <text:p>ps65</text:p>
          </table:table-cell>
          <table:table-cell/>
          <table:table-cell table:formula="of:=MID([.A20];1;1)" office:value-type="string" office:string-value="P" calcext:value-type="string">
            <text:p>P</text:p>
          </table:table-cell>
          <table:table-cell table:formula="of:=MID([.B20];1;1)" office:value-type="string" office:string-value="S" calcext:value-type="string">
            <text:p>S</text:p>
          </table:table-cell>
          <table:table-cell table:formula="of:=MID([.C20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  <table:table-cell table:formula="of:=CONCATENATE(LOWER([.H21]);LOWER([.I21]);[.J21])" office:value-type="string" office:string-value="mk65" calcext:value-type="string">
            <text:p>mk65</text:p>
          </table:table-cell>
          <table:table-cell/>
          <table:table-cell table:formula="of:=MID([.A21];1;1)" office:value-type="string" office:string-value="M" calcext:value-type="string">
            <text:p>M</text:p>
          </table:table-cell>
          <table:table-cell table:formula="of:=MID([.B21];1;1)" office:value-type="string" office:string-value="K" calcext:value-type="string">
            <text:p>K</text:p>
          </table:table-cell>
          <table:table-cell table:formula="of:=MID([.C21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 table:formula="of:=CONCATENATE(LOWER([.H22]);LOWER([.I22]);[.J22])" office:value-type="string" office:string-value="bj67" calcext:value-type="string">
            <text:p>bj67</text:p>
          </table:table-cell>
          <table:table-cell/>
          <table:table-cell table:formula="of:=MID([.A22];1;1)" office:value-type="string" office:string-value="B" calcext:value-type="string">
            <text:p>B</text:p>
          </table:table-cell>
          <table:table-cell table:formula="of:=MID([.B22];1;1)" office:value-type="string" office:string-value="J" calcext:value-type="string">
            <text:p>J</text:p>
          </table:table-cell>
          <table:table-cell table:formula="of:=MID([.C22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  <table:table-cell table:formula="of:=CONCATENATE(LOWER([.H23]);LOWER([.I23]);[.J23])" office:value-type="string" office:string-value="sj65" calcext:value-type="string">
            <text:p>sj65</text:p>
          </table:table-cell>
          <table:table-cell/>
          <table:table-cell table:formula="of:=MID([.A23];1;1)" office:value-type="string" office:string-value="S" calcext:value-type="string">
            <text:p>S</text:p>
          </table:table-cell>
          <table:table-cell table:formula="of:=MID([.B23];1;1)" office:value-type="string" office:string-value="J" calcext:value-type="string">
            <text:p>J</text:p>
          </table:table-cell>
          <table:table-cell table:formula="of:=MID([.C23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  <table:table-cell table:formula="of:=CONCATENATE(LOWER([.H24]);LOWER([.I24]);[.J24])" office:value-type="string" office:string-value="rm65" calcext:value-type="string">
            <text:p>rm65</text:p>
          </table:table-cell>
          <table:table-cell/>
          <table:table-cell table:formula="of:=MID([.A24];1;1)" office:value-type="string" office:string-value="R" calcext:value-type="string">
            <text:p>R</text:p>
          </table:table-cell>
          <table:table-cell table:formula="of:=MID([.B24];1;1)" office:value-type="string" office:string-value="M" calcext:value-type="string">
            <text:p>M</text:p>
          </table:table-cell>
          <table:table-cell table:formula="of:=MID([.C24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  <table:table-cell table:formula="of:=CONCATENATE(LOWER([.H25]);LOWER([.I25]);[.J25])" office:value-type="string" office:string-value="pa65" calcext:value-type="string">
            <text:p>pa65</text:p>
          </table:table-cell>
          <table:table-cell/>
          <table:table-cell table:formula="of:=MID([.A25];1;1)" office:value-type="string" office:string-value="P" calcext:value-type="string">
            <text:p>P</text:p>
          </table:table-cell>
          <table:table-cell table:formula="of:=MID([.B25];1;1)" office:value-type="string" office:string-value="A" calcext:value-type="string">
            <text:p>A</text:p>
          </table:table-cell>
          <table:table-cell table:formula="of:=MID([.C25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CONCATENATE(LOWER([.H26]);LOWER([.I26]);[.J26])" office:value-type="string" office:string-value="pk65" calcext:value-type="string">
            <text:p>pk65</text:p>
          </table:table-cell>
          <table:table-cell/>
          <table:table-cell table:formula="of:=MID([.A26];1;1)" office:value-type="string" office:string-value="P" calcext:value-type="string">
            <text:p>P</text:p>
          </table:table-cell>
          <table:table-cell table:formula="of:=MID([.B26];1;1)" office:value-type="string" office:string-value="K" calcext:value-type="string">
            <text:p>K</text:p>
          </table:table-cell>
          <table:table-cell table:formula="of:=MID([.C26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  <table:table-cell table:formula="of:=CONCATENATE(LOWER([.H27]);LOWER([.I27]);[.J27])" office:value-type="string" office:string-value="mr66" calcext:value-type="string">
            <text:p>mr66</text:p>
          </table:table-cell>
          <table:table-cell/>
          <table:table-cell table:formula="of:=MID([.A27];1;1)" office:value-type="string" office:string-value="M" calcext:value-type="string">
            <text:p>M</text:p>
          </table:table-cell>
          <table:table-cell table:formula="of:=MID([.B27];1;1)" office:value-type="string" office:string-value="R" calcext:value-type="string">
            <text:p>R</text:p>
          </table:table-cell>
          <table:table-cell table:formula="of:=MID([.C27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  <table:table-cell table:formula="of:=CONCATENATE(LOWER([.H28]);LOWER([.I28]);[.J28])" office:value-type="string" office:string-value="mk65" calcext:value-type="string">
            <text:p>mk65</text:p>
          </table:table-cell>
          <table:table-cell/>
          <table:table-cell table:formula="of:=MID([.A28];1;1)" office:value-type="string" office:string-value="M" calcext:value-type="string">
            <text:p>M</text:p>
          </table:table-cell>
          <table:table-cell table:formula="of:=MID([.B28];1;1)" office:value-type="string" office:string-value="K" calcext:value-type="string">
            <text:p>K</text:p>
          </table:table-cell>
          <table:table-cell table:formula="of:=MID([.C28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  <table:table-cell table:formula="of:=CONCATENATE(LOWER([.H29]);LOWER([.I29]);[.J29])" office:value-type="string" office:string-value="ma70" calcext:value-type="string">
            <text:p>ma70</text:p>
          </table:table-cell>
          <table:table-cell/>
          <table:table-cell table:formula="of:=MID([.A29];1;1)" office:value-type="string" office:string-value="M" calcext:value-type="string">
            <text:p>M</text:p>
          </table:table-cell>
          <table:table-cell table:formula="of:=MID([.B29];1;1)" office:value-type="string" office:string-value="A" calcext:value-type="string">
            <text:p>A</text:p>
          </table:table-cell>
          <table:table-cell table:formula="of:=MID([.C29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  <table:table-cell table:formula="of:=CONCATENATE(LOWER([.H30]);LOWER([.I30]);[.J30])" office:value-type="string" office:string-value="ke70" calcext:value-type="string">
            <text:p>ke70</text:p>
          </table:table-cell>
          <table:table-cell/>
          <table:table-cell table:formula="of:=MID([.A30];1;1)" office:value-type="string" office:string-value="K" calcext:value-type="string">
            <text:p>K</text:p>
          </table:table-cell>
          <table:table-cell table:formula="of:=MID([.B30];1;1)" office:value-type="string" office:string-value="E" calcext:value-type="string">
            <text:p>E</text:p>
          </table:table-cell>
          <table:table-cell table:formula="of:=MID([.C30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  <table:table-cell table:formula="of:=CONCATENATE(LOWER([.H31]);LOWER([.I31]);[.J31])" office:value-type="string" office:string-value="kb64" calcext:value-type="string">
            <text:p>kb64</text:p>
          </table:table-cell>
          <table:table-cell/>
          <table:table-cell table:formula="of:=MID([.A31];1;1)" office:value-type="string" office:string-value="K" calcext:value-type="string">
            <text:p>K</text:p>
          </table:table-cell>
          <table:table-cell table:formula="of:=MID([.B31];1;1)" office:value-type="string" office:string-value="B" calcext:value-type="string">
            <text:p>B</text:p>
          </table:table-cell>
          <table:table-cell table:formula="of:=MID([.C31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CONCATENATE(LOWER([.H32]);LOWER([.I32]);[.J32])" office:value-type="string" office:string-value="ka70" calcext:value-type="string">
            <text:p>ka70</text:p>
          </table:table-cell>
          <table:table-cell/>
          <table:table-cell table:formula="of:=MID([.A32];1;1)" office:value-type="string" office:string-value="K" calcext:value-type="string">
            <text:p>K</text:p>
          </table:table-cell>
          <table:table-cell table:formula="of:=MID([.B32];1;1)" office:value-type="string" office:string-value="A" calcext:value-type="string">
            <text:p>A</text:p>
          </table:table-cell>
          <table:table-cell table:formula="of:=MID([.C32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 table:formula="of:=CONCATENATE(LOWER([.H33]);LOWER([.I33]);[.J33])" office:value-type="string" office:string-value="ji69" calcext:value-type="string">
            <text:p>ji69</text:p>
          </table:table-cell>
          <table:table-cell/>
          <table:table-cell table:formula="of:=MID([.A33];1;1)" office:value-type="string" office:string-value="J" calcext:value-type="string">
            <text:p>J</text:p>
          </table:table-cell>
          <table:table-cell table:formula="of:=MID([.B33];1;1)" office:value-type="string" office:string-value="I" calcext:value-type="string">
            <text:p>I</text:p>
          </table:table-cell>
          <table:table-cell table:formula="of:=MID([.C33];7;2)" office:value-type="string" office:string-value="69" calcext:value-type="string">
            <text:p>69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CONCATENATE(LOWER([.H34]);LOWER([.I34]);[.J34])" office:value-type="string" office:string-value="ij68" calcext:value-type="string">
            <text:p>ij68</text:p>
          </table:table-cell>
          <table:table-cell/>
          <table:table-cell table:formula="of:=MID([.A34];1;1)" office:value-type="string" office:string-value="I" calcext:value-type="string">
            <text:p>I</text:p>
          </table:table-cell>
          <table:table-cell table:formula="of:=MID([.B34];1;1)" office:value-type="string" office:string-value="J" calcext:value-type="string">
            <text:p>J</text:p>
          </table:table-cell>
          <table:table-cell table:formula="of:=MID([.C34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 table:formula="of:=CONCATENATE(LOWER([.H35]);LOWER([.I35]);[.J35])" office:value-type="string" office:string-value="ha70" calcext:value-type="string">
            <text:p>ha70</text:p>
          </table:table-cell>
          <table:table-cell/>
          <table:table-cell table:formula="of:=MID([.A35];1;1)" office:value-type="string" office:string-value="H" calcext:value-type="string">
            <text:p>H</text:p>
          </table:table-cell>
          <table:table-cell table:formula="of:=MID([.B35];1;1)" office:value-type="string" office:string-value="A" calcext:value-type="string">
            <text:p>A</text:p>
          </table:table-cell>
          <table:table-cell table:formula="of:=MID([.C35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  <table:table-cell table:formula="of:=CONCATENATE(LOWER([.H36]);LOWER([.I36]);[.J36])" office:value-type="string" office:string-value="gg68" calcext:value-type="string">
            <text:p>gg68</text:p>
          </table:table-cell>
          <table:table-cell/>
          <table:table-cell table:formula="of:=MID([.A36];1;1)" office:value-type="string" office:string-value="G" calcext:value-type="string">
            <text:p>G</text:p>
          </table:table-cell>
          <table:table-cell table:formula="of:=MID([.B36];1;1)" office:value-type="string" office:string-value="G" calcext:value-type="string">
            <text:p>G</text:p>
          </table:table-cell>
          <table:table-cell table:formula="of:=MID([.C36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  <table:table-cell table:formula="of:=CONCATENATE(LOWER([.H37]);LOWER([.I37]);[.J37])" office:value-type="string" office:string-value="gs65" calcext:value-type="string">
            <text:p>gs65</text:p>
          </table:table-cell>
          <table:table-cell/>
          <table:table-cell table:formula="of:=MID([.A37];1;1)" office:value-type="string" office:string-value="G" calcext:value-type="string">
            <text:p>G</text:p>
          </table:table-cell>
          <table:table-cell table:formula="of:=MID([.B37];1;1)" office:value-type="string" office:string-value="S" calcext:value-type="string">
            <text:p>S</text:p>
          </table:table-cell>
          <table:table-cell table:formula="of:=MID([.C37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 table:formula="of:=CONCATENATE(LOWER([.H38]);LOWER([.I38]);[.J38])" office:value-type="string" office:string-value="gs68" calcext:value-type="string">
            <text:p>gs68</text:p>
          </table:table-cell>
          <table:table-cell/>
          <table:table-cell table:formula="of:=MID([.A38];1;1)" office:value-type="string" office:string-value="G" calcext:value-type="string">
            <text:p>G</text:p>
          </table:table-cell>
          <table:table-cell table:formula="of:=MID([.B38];1;1)" office:value-type="string" office:string-value="S" calcext:value-type="string">
            <text:p>S</text:p>
          </table:table-cell>
          <table:table-cell table:formula="of:=MID([.C38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CONCATENATE(LOWER([.H39]);LOWER([.I39]);[.J39])" office:value-type="string" office:string-value="cb69" calcext:value-type="string">
            <text:p>cb69</text:p>
          </table:table-cell>
          <table:table-cell/>
          <table:table-cell table:formula="of:=MID([.A39];1;1)" office:value-type="string" office:string-value="C" calcext:value-type="string">
            <text:p>C</text:p>
          </table:table-cell>
          <table:table-cell table:formula="of:=MID([.B39];1;1)" office:value-type="string" office:string-value="B" calcext:value-type="string">
            <text:p>B</text:p>
          </table:table-cell>
          <table:table-cell table:formula="of:=MID([.C39];7;2)" office:value-type="string" office:string-value="69" calcext:value-type="string">
            <text:p>69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  <table:table-cell table:formula="of:=CONCATENATE(LOWER([.H40]);LOWER([.I40]);[.J40])" office:value-type="string" office:string-value="ba65" calcext:value-type="string">
            <text:p>ba65</text:p>
          </table:table-cell>
          <table:table-cell/>
          <table:table-cell table:formula="of:=MID([.A40];1;1)" office:value-type="string" office:string-value="B" calcext:value-type="string">
            <text:p>B</text:p>
          </table:table-cell>
          <table:table-cell table:formula="of:=MID([.B40];1;1)" office:value-type="string" office:string-value="A" calcext:value-type="string">
            <text:p>A</text:p>
          </table:table-cell>
          <table:table-cell table:formula="of:=MID([.C40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CONCATENATE(LOWER([.H41]);LOWER([.I41]);[.J41])" office:value-type="string" office:string-value="bs69" calcext:value-type="string">
            <text:p>bs69</text:p>
          </table:table-cell>
          <table:table-cell/>
          <table:table-cell table:formula="of:=MID([.A41];1;1)" office:value-type="string" office:string-value="B" calcext:value-type="string">
            <text:p>B</text:p>
          </table:table-cell>
          <table:table-cell table:formula="of:=MID([.B41];1;1)" office:value-type="string" office:string-value="S" calcext:value-type="string">
            <text:p>S</text:p>
          </table:table-cell>
          <table:table-cell table:formula="of:=MID([.C41];7;2)" office:value-type="string" office:string-value="69" calcext:value-type="string">
            <text:p>69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CONCATENATE(LOWER([.H42]);LOWER([.I42]);[.J42])" office:value-type="string" office:string-value="bk70" calcext:value-type="string">
            <text:p>bk70</text:p>
          </table:table-cell>
          <table:table-cell/>
          <table:table-cell table:formula="of:=MID([.A42];1;1)" office:value-type="string" office:string-value="B" calcext:value-type="string">
            <text:p>B</text:p>
          </table:table-cell>
          <table:table-cell table:formula="of:=MID([.B42];1;1)" office:value-type="string" office:string-value="K" calcext:value-type="string">
            <text:p>K</text:p>
          </table:table-cell>
          <table:table-cell table:formula="of:=MID([.C42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  <table:table-cell table:formula="of:=CONCATENATE(LOWER([.H43]);LOWER([.I43]);[.J43])" office:value-type="string" office:string-value="aj65" calcext:value-type="string">
            <text:p>aj65</text:p>
          </table:table-cell>
          <table:table-cell/>
          <table:table-cell table:formula="of:=MID([.A43];1;1)" office:value-type="string" office:string-value="A" calcext:value-type="string">
            <text:p>A</text:p>
          </table:table-cell>
          <table:table-cell table:formula="of:=MID([.B43];1;1)" office:value-type="string" office:string-value="J" calcext:value-type="string">
            <text:p>J</text:p>
          </table:table-cell>
          <table:table-cell table:formula="of:=MID([.C43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CONCATENATE(LOWER([.H44]);LOWER([.I44]);[.J44])" office:value-type="string" office:string-value="kb70" calcext:value-type="string">
            <text:p>kb70</text:p>
          </table:table-cell>
          <table:table-cell/>
          <table:table-cell table:formula="of:=MID([.A44];1;1)" office:value-type="string" office:string-value="K" calcext:value-type="string">
            <text:p>K</text:p>
          </table:table-cell>
          <table:table-cell table:formula="of:=MID([.B44];1;1)" office:value-type="string" office:string-value="B" calcext:value-type="string">
            <text:p>B</text:p>
          </table:table-cell>
          <table:table-cell table:formula="of:=MID([.C44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CONCATENATE(LOWER([.H45]);LOWER([.I45]);[.J45])" office:value-type="string" office:string-value="gz67" calcext:value-type="string">
            <text:p>gz67</text:p>
          </table:table-cell>
          <table:table-cell/>
          <table:table-cell table:formula="of:=MID([.A45];1;1)" office:value-type="string" office:string-value="G" calcext:value-type="string">
            <text:p>G</text:p>
          </table:table-cell>
          <table:table-cell table:formula="of:=MID([.B45];1;1)" office:value-type="string" office:string-value="Z" calcext:value-type="string">
            <text:p>Z</text:p>
          </table:table-cell>
          <table:table-cell table:formula="of:=MID([.C45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  <table:table-cell table:formula="of:=CONCATENATE(LOWER([.H46]);LOWER([.I46]);[.J46])" office:value-type="string" office:string-value="bm70" calcext:value-type="string">
            <text:p>bm70</text:p>
          </table:table-cell>
          <table:table-cell/>
          <table:table-cell table:formula="of:=MID([.A46];1;1)" office:value-type="string" office:string-value="B" calcext:value-type="string">
            <text:p>B</text:p>
          </table:table-cell>
          <table:table-cell table:formula="of:=MID([.B46];1;1)" office:value-type="string" office:string-value="M" calcext:value-type="string">
            <text:p>M</text:p>
          </table:table-cell>
          <table:table-cell table:formula="of:=MID([.C46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  <table:table-cell table:formula="of:=CONCATENATE(LOWER([.H47]);LOWER([.I47]);[.J47])" office:value-type="string" office:string-value="sr68" calcext:value-type="string">
            <text:p>sr68</text:p>
          </table:table-cell>
          <table:table-cell/>
          <table:table-cell table:formula="of:=MID([.A47];1;1)" office:value-type="string" office:string-value="S" calcext:value-type="string">
            <text:p>S</text:p>
          </table:table-cell>
          <table:table-cell table:formula="of:=MID([.B47];1;1)" office:value-type="string" office:string-value="R" calcext:value-type="string">
            <text:p>R</text:p>
          </table:table-cell>
          <table:table-cell table:formula="of:=MID([.C47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  <table:table-cell table:formula="of:=CONCATENATE(LOWER([.H48]);LOWER([.I48]);[.J48])" office:value-type="string" office:string-value="mj67" calcext:value-type="string">
            <text:p>mj67</text:p>
          </table:table-cell>
          <table:table-cell/>
          <table:table-cell table:formula="of:=MID([.A48];1;1)" office:value-type="string" office:string-value="M" calcext:value-type="string">
            <text:p>M</text:p>
          </table:table-cell>
          <table:table-cell table:formula="of:=MID([.B48];1;1)" office:value-type="string" office:string-value="J" calcext:value-type="string">
            <text:p>J</text:p>
          </table:table-cell>
          <table:table-cell table:formula="of:=MID([.C48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  <table:table-cell table:formula="of:=CONCATENATE(LOWER([.H49]);LOWER([.I49]);[.J49])" office:value-type="string" office:string-value="zm65" calcext:value-type="string">
            <text:p>zm65</text:p>
          </table:table-cell>
          <table:table-cell/>
          <table:table-cell table:formula="of:=MID([.A49];1;1)" office:value-type="string" office:string-value="Z" calcext:value-type="string">
            <text:p>Z</text:p>
          </table:table-cell>
          <table:table-cell table:formula="of:=MID([.B49];1;1)" office:value-type="string" office:string-value="M" calcext:value-type="string">
            <text:p>M</text:p>
          </table:table-cell>
          <table:table-cell table:formula="of:=MID([.C49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  <table:table-cell table:formula="of:=CONCATENATE(LOWER([.H50]);LOWER([.I50]);[.J50])" office:value-type="string" office:string-value="rj67" calcext:value-type="string">
            <text:p>rj67</text:p>
          </table:table-cell>
          <table:table-cell/>
          <table:table-cell table:formula="of:=MID([.A50];1;1)" office:value-type="string" office:string-value="R" calcext:value-type="string">
            <text:p>R</text:p>
          </table:table-cell>
          <table:table-cell table:formula="of:=MID([.B50];1;1)" office:value-type="string" office:string-value="J" calcext:value-type="string">
            <text:p>J</text:p>
          </table:table-cell>
          <table:table-cell table:formula="of:=MID([.C50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  <table:table-cell table:formula="of:=CONCATENATE(LOWER([.H51]);LOWER([.I51]);[.J51])" office:value-type="string" office:string-value="sj63" calcext:value-type="string">
            <text:p>sj63</text:p>
          </table:table-cell>
          <table:table-cell/>
          <table:table-cell table:formula="of:=MID([.A51];1;1)" office:value-type="string" office:string-value="S" calcext:value-type="string">
            <text:p>S</text:p>
          </table:table-cell>
          <table:table-cell table:formula="of:=MID([.B51];1;1)" office:value-type="string" office:string-value="J" calcext:value-type="string">
            <text:p>J</text:p>
          </table:table-cell>
          <table:table-cell table:formula="of:=MID([.C51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  <table:table-cell table:formula="of:=CONCATENATE(LOWER([.H52]);LOWER([.I52]);[.J52])" office:value-type="string" office:string-value="st64" calcext:value-type="string">
            <text:p>st64</text:p>
          </table:table-cell>
          <table:table-cell/>
          <table:table-cell table:formula="of:=MID([.A52];1;1)" office:value-type="string" office:string-value="S" calcext:value-type="string">
            <text:p>S</text:p>
          </table:table-cell>
          <table:table-cell table:formula="of:=MID([.B52];1;1)" office:value-type="string" office:string-value="T" calcext:value-type="string">
            <text:p>T</text:p>
          </table:table-cell>
          <table:table-cell table:formula="of:=MID([.C52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  <table:table-cell table:formula="of:=CONCATENATE(LOWER([.H53]);LOWER([.I53]);[.J53])" office:value-type="string" office:string-value="ka64" calcext:value-type="string">
            <text:p>ka64</text:p>
          </table:table-cell>
          <table:table-cell/>
          <table:table-cell table:formula="of:=MID([.A53];1;1)" office:value-type="string" office:string-value="K" calcext:value-type="string">
            <text:p>K</text:p>
          </table:table-cell>
          <table:table-cell table:formula="of:=MID([.B53];1;1)" office:value-type="string" office:string-value="A" calcext:value-type="string">
            <text:p>A</text:p>
          </table:table-cell>
          <table:table-cell table:formula="of:=MID([.C53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  <table:table-cell table:formula="of:=CONCATENATE(LOWER([.H54]);LOWER([.I54]);[.J54])" office:value-type="string" office:string-value="gs66" calcext:value-type="string">
            <text:p>gs66</text:p>
          </table:table-cell>
          <table:table-cell/>
          <table:table-cell table:formula="of:=MID([.A54];1;1)" office:value-type="string" office:string-value="G" calcext:value-type="string">
            <text:p>G</text:p>
          </table:table-cell>
          <table:table-cell table:formula="of:=MID([.B54];1;1)" office:value-type="string" office:string-value="S" calcext:value-type="string">
            <text:p>S</text:p>
          </table:table-cell>
          <table:table-cell table:formula="of:=MID([.C54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  <table:table-cell table:formula="of:=CONCATENATE(LOWER([.H55]);LOWER([.I55]);[.J55])" office:value-type="string" office:string-value="bm64" calcext:value-type="string">
            <text:p>bm64</text:p>
          </table:table-cell>
          <table:table-cell/>
          <table:table-cell table:formula="of:=MID([.A55];1;1)" office:value-type="string" office:string-value="B" calcext:value-type="string">
            <text:p>B</text:p>
          </table:table-cell>
          <table:table-cell table:formula="of:=MID([.B55];1;1)" office:value-type="string" office:string-value="M" calcext:value-type="string">
            <text:p>M</text:p>
          </table:table-cell>
          <table:table-cell table:formula="of:=MID([.C55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  <table:table-cell table:formula="of:=CONCATENATE(LOWER([.H56]);LOWER([.I56]);[.J56])" office:value-type="string" office:string-value="jm68" calcext:value-type="string">
            <text:p>jm68</text:p>
          </table:table-cell>
          <table:table-cell/>
          <table:table-cell table:formula="of:=MID([.A56];1;1)" office:value-type="string" office:string-value="J" calcext:value-type="string">
            <text:p>J</text:p>
          </table:table-cell>
          <table:table-cell table:formula="of:=MID([.B56];1;1)" office:value-type="string" office:string-value="M" calcext:value-type="string">
            <text:p>M</text:p>
          </table:table-cell>
          <table:table-cell table:formula="of:=MID([.C56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  <table:table-cell table:formula="of:=CONCATENATE(LOWER([.H57]);LOWER([.I57]);[.J57])" office:value-type="string" office:string-value="za66" calcext:value-type="string">
            <text:p>za66</text:p>
          </table:table-cell>
          <table:table-cell/>
          <table:table-cell table:formula="of:=MID([.A57];1;1)" office:value-type="string" office:string-value="Z" calcext:value-type="string">
            <text:p>Z</text:p>
          </table:table-cell>
          <table:table-cell table:formula="of:=MID([.B57];1;1)" office:value-type="string" office:string-value="A" calcext:value-type="string">
            <text:p>A</text:p>
          </table:table-cell>
          <table:table-cell table:formula="of:=MID([.C57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CONCATENATE(LOWER([.H58]);LOWER([.I58]);[.J58])" office:value-type="string" office:string-value="sj65" calcext:value-type="string">
            <text:p>sj65</text:p>
          </table:table-cell>
          <table:table-cell/>
          <table:table-cell table:formula="of:=MID([.A58];1;1)" office:value-type="string" office:string-value="S" calcext:value-type="string">
            <text:p>S</text:p>
          </table:table-cell>
          <table:table-cell table:formula="of:=MID([.B58];1;1)" office:value-type="string" office:string-value="J" calcext:value-type="string">
            <text:p>J</text:p>
          </table:table-cell>
          <table:table-cell table:formula="of:=MID([.C58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NCATENATE(LOWER([.H59]);LOWER([.I59]);[.J59])" office:value-type="string" office:string-value="sj61" calcext:value-type="string">
            <text:p>sj61</text:p>
          </table:table-cell>
          <table:table-cell/>
          <table:table-cell table:formula="of:=MID([.A59];1;1)" office:value-type="string" office:string-value="S" calcext:value-type="string">
            <text:p>S</text:p>
          </table:table-cell>
          <table:table-cell table:formula="of:=MID([.B59];1;1)" office:value-type="string" office:string-value="J" calcext:value-type="string">
            <text:p>J</text:p>
          </table:table-cell>
          <table:table-cell table:formula="of:=MID([.C59];7;2)" office:value-type="string" office:string-value="61" calcext:value-type="string">
            <text:p>61</text:p>
          </table:table-cell>
        </table:table-row>
        <table:table-row table:style-name="ro1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  <table:table-cell table:formula="of:=CONCATENATE(LOWER([.H60]);LOWER([.I60]);[.J60])" office:value-type="string" office:string-value="rm65" calcext:value-type="string">
            <text:p>rm65</text:p>
          </table:table-cell>
          <table:table-cell/>
          <table:table-cell table:formula="of:=MID([.A60];1;1)" office:value-type="string" office:string-value="R" calcext:value-type="string">
            <text:p>R</text:p>
          </table:table-cell>
          <table:table-cell table:formula="of:=MID([.B60];1;1)" office:value-type="string" office:string-value="M" calcext:value-type="string">
            <text:p>M</text:p>
          </table:table-cell>
          <table:table-cell table:formula="of:=MID([.C60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  <table:table-cell table:formula="of:=CONCATENATE(LOWER([.H61]);LOWER([.I61]);[.J61])" office:value-type="string" office:string-value="km63" calcext:value-type="string">
            <text:p>km63</text:p>
          </table:table-cell>
          <table:table-cell/>
          <table:table-cell table:formula="of:=MID([.A61];1;1)" office:value-type="string" office:string-value="K" calcext:value-type="string">
            <text:p>K</text:p>
          </table:table-cell>
          <table:table-cell table:formula="of:=MID([.B61];1;1)" office:value-type="string" office:string-value="M" calcext:value-type="string">
            <text:p>M</text:p>
          </table:table-cell>
          <table:table-cell table:formula="of:=MID([.C61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 table:formula="of:=CONCATENATE(LOWER([.H62]);LOWER([.I62]);[.J62])" office:value-type="string" office:string-value="jm68" calcext:value-type="string">
            <text:p>jm68</text:p>
          </table:table-cell>
          <table:table-cell/>
          <table:table-cell table:formula="of:=MID([.A62];1;1)" office:value-type="string" office:string-value="J" calcext:value-type="string">
            <text:p>J</text:p>
          </table:table-cell>
          <table:table-cell table:formula="of:=MID([.B62];1;1)" office:value-type="string" office:string-value="M" calcext:value-type="string">
            <text:p>M</text:p>
          </table:table-cell>
          <table:table-cell table:formula="of:=MID([.C62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CONCATENATE(LOWER([.H63]);LOWER([.I63]);[.J63])" office:value-type="string" office:string-value="gs69" calcext:value-type="string">
            <text:p>gs69</text:p>
          </table:table-cell>
          <table:table-cell/>
          <table:table-cell table:formula="of:=MID([.A63];1;1)" office:value-type="string" office:string-value="G" calcext:value-type="string">
            <text:p>G</text:p>
          </table:table-cell>
          <table:table-cell table:formula="of:=MID([.B63];1;1)" office:value-type="string" office:string-value="S" calcext:value-type="string">
            <text:p>S</text:p>
          </table:table-cell>
          <table:table-cell table:formula="of:=MID([.C63];7;2)" office:value-type="string" office:string-value="69" calcext:value-type="string">
            <text:p>69</text:p>
          </table:table-cell>
        </table:table-row>
        <table:table-row table:style-name="ro1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 table:formula="of:=CONCATENATE(LOWER([.H64]);LOWER([.I64]);[.J64])" office:value-type="string" office:string-value="bt65" calcext:value-type="string">
            <text:p>bt65</text:p>
          </table:table-cell>
          <table:table-cell/>
          <table:table-cell table:formula="of:=MID([.A64];1;1)" office:value-type="string" office:string-value="B" calcext:value-type="string">
            <text:p>B</text:p>
          </table:table-cell>
          <table:table-cell table:formula="of:=MID([.B64];1;1)" office:value-type="string" office:string-value="T" calcext:value-type="string">
            <text:p>T</text:p>
          </table:table-cell>
          <table:table-cell table:formula="of:=MID([.C64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  <table:table-cell table:formula="of:=CONCATENATE(LOWER([.H65]);LOWER([.I65]);[.J65])" office:value-type="string" office:string-value="sa55" calcext:value-type="string">
            <text:p>sa55</text:p>
          </table:table-cell>
          <table:table-cell/>
          <table:table-cell table:formula="of:=MID([.A65];1;1)" office:value-type="string" office:string-value="S" calcext:value-type="string">
            <text:p>S</text:p>
          </table:table-cell>
          <table:table-cell table:formula="of:=MID([.B65];1;1)" office:value-type="string" office:string-value="A" calcext:value-type="string">
            <text:p>A</text:p>
          </table:table-cell>
          <table:table-cell table:formula="of:=MID([.C65];7;2)" office:value-type="string" office:string-value="55" calcext:value-type="string">
            <text:p>55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  <table:table-cell table:formula="of:=CONCATENATE(LOWER([.H66]);LOWER([.I66]);[.J66])" office:value-type="string" office:string-value="kd59" calcext:value-type="string">
            <text:p>kd59</text:p>
          </table:table-cell>
          <table:table-cell/>
          <table:table-cell table:formula="of:=MID([.A66];1;1)" office:value-type="string" office:string-value="K" calcext:value-type="string">
            <text:p>K</text:p>
          </table:table-cell>
          <table:table-cell table:formula="of:=MID([.B66];1;1)" office:value-type="string" office:string-value="D" calcext:value-type="string">
            <text:p>D</text:p>
          </table:table-cell>
          <table:table-cell table:formula="of:=MID([.C66];7;2)" office:value-type="string" office:string-value="59" calcext:value-type="string">
            <text:p>59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  <table:table-cell table:formula="of:=CONCATENATE(LOWER([.H67]);LOWER([.I67]);[.J67])" office:value-type="string" office:string-value="ke65" calcext:value-type="string">
            <text:p>ke65</text:p>
          </table:table-cell>
          <table:table-cell/>
          <table:table-cell table:formula="of:=MID([.A67];1;1)" office:value-type="string" office:string-value="K" calcext:value-type="string">
            <text:p>K</text:p>
          </table:table-cell>
          <table:table-cell table:formula="of:=MID([.B67];1;1)" office:value-type="string" office:string-value="E" calcext:value-type="string">
            <text:p>E</text:p>
          </table:table-cell>
          <table:table-cell table:formula="of:=MID([.C67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  <table:table-cell table:formula="of:=CONCATENATE(LOWER([.H68]);LOWER([.I68]);[.J68])" office:value-type="string" office:string-value="wf63" calcext:value-type="string">
            <text:p>wf63</text:p>
          </table:table-cell>
          <table:table-cell/>
          <table:table-cell table:formula="of:=MID([.A68];1;1)" office:value-type="string" office:string-value="W" calcext:value-type="string">
            <text:p>W</text:p>
          </table:table-cell>
          <table:table-cell table:formula="of:=MID([.B68];1;1)" office:value-type="string" office:string-value="F" calcext:value-type="string">
            <text:p>F</text:p>
          </table:table-cell>
          <table:table-cell table:formula="of:=MID([.C68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  <table:table-cell table:formula="of:=CONCATENATE(LOWER([.H69]);LOWER([.I69]);[.J69])" office:value-type="string" office:string-value="kg60" calcext:value-type="string">
            <text:p>kg60</text:p>
          </table:table-cell>
          <table:table-cell/>
          <table:table-cell table:formula="of:=MID([.A69];1;1)" office:value-type="string" office:string-value="K" calcext:value-type="string">
            <text:p>K</text:p>
          </table:table-cell>
          <table:table-cell table:formula="of:=MID([.B69];1;1)" office:value-type="string" office:string-value="G" calcext:value-type="string">
            <text:p>G</text:p>
          </table:table-cell>
          <table:table-cell table:formula="of:=MID([.C69];7;2)" office:value-type="string" office:string-value="60" calcext:value-type="string">
            <text:p>6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  <table:table-cell table:formula="of:=CONCATENATE(LOWER([.H70]);LOWER([.I70]);[.J70])" office:value-type="string" office:string-value="gg70" calcext:value-type="string">
            <text:p>gg70</text:p>
          </table:table-cell>
          <table:table-cell/>
          <table:table-cell table:formula="of:=MID([.A70];1;1)" office:value-type="string" office:string-value="G" calcext:value-type="string">
            <text:p>G</text:p>
          </table:table-cell>
          <table:table-cell table:formula="of:=MID([.B70];1;1)" office:value-type="string" office:string-value="G" calcext:value-type="string">
            <text:p>G</text:p>
          </table:table-cell>
          <table:table-cell table:formula="of:=MID([.C70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  <table:table-cell table:formula="of:=CONCATENATE(LOWER([.H71]);LOWER([.I71]);[.J71])" office:value-type="string" office:string-value="is63" calcext:value-type="string">
            <text:p>is63</text:p>
          </table:table-cell>
          <table:table-cell/>
          <table:table-cell table:formula="of:=MID([.A71];1;1)" office:value-type="string" office:string-value="I" calcext:value-type="string">
            <text:p>I</text:p>
          </table:table-cell>
          <table:table-cell table:formula="of:=MID([.B71];1;1)" office:value-type="string" office:string-value="S" calcext:value-type="string">
            <text:p>S</text:p>
          </table:table-cell>
          <table:table-cell table:formula="of:=MID([.C71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  <table:table-cell table:formula="of:=CONCATENATE(LOWER([.H72]);LOWER([.I72]);[.J72])" office:value-type="string" office:string-value="rs57" calcext:value-type="string">
            <text:p>rs57</text:p>
          </table:table-cell>
          <table:table-cell/>
          <table:table-cell table:formula="of:=MID([.A72];1;1)" office:value-type="string" office:string-value="R" calcext:value-type="string">
            <text:p>R</text:p>
          </table:table-cell>
          <table:table-cell table:formula="of:=MID([.B72];1;1)" office:value-type="string" office:string-value="S" calcext:value-type="string">
            <text:p>S</text:p>
          </table:table-cell>
          <table:table-cell table:formula="of:=MID([.C72];7;2)" office:value-type="string" office:string-value="57" calcext:value-type="string">
            <text:p>57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  <table:table-cell table:formula="of:=CONCATENATE(LOWER([.H73]);LOWER([.I73]);[.J73])" office:value-type="string" office:string-value="bb65" calcext:value-type="string">
            <text:p>bb65</text:p>
          </table:table-cell>
          <table:table-cell/>
          <table:table-cell table:formula="of:=MID([.A73];1;1)" office:value-type="string" office:string-value="B" calcext:value-type="string">
            <text:p>B</text:p>
          </table:table-cell>
          <table:table-cell table:formula="of:=MID([.B73];1;1)" office:value-type="string" office:string-value="B" calcext:value-type="string">
            <text:p>B</text:p>
          </table:table-cell>
          <table:table-cell table:formula="of:=MID([.C73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  <table:table-cell table:formula="of:=CONCATENATE(LOWER([.H74]);LOWER([.I74]);[.J74])" office:value-type="string" office:string-value="ga67" calcext:value-type="string">
            <text:p>ga67</text:p>
          </table:table-cell>
          <table:table-cell/>
          <table:table-cell table:formula="of:=MID([.A74];1;1)" office:value-type="string" office:string-value="G" calcext:value-type="string">
            <text:p>G</text:p>
          </table:table-cell>
          <table:table-cell table:formula="of:=MID([.B74];1;1)" office:value-type="string" office:string-value="A" calcext:value-type="string">
            <text:p>A</text:p>
          </table:table-cell>
          <table:table-cell table:formula="of:=MID([.C74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  <table:table-cell table:formula="of:=CONCATENATE(LOWER([.H75]);LOWER([.I75]);[.J75])" office:value-type="string" office:string-value="ps63" calcext:value-type="string">
            <text:p>ps63</text:p>
          </table:table-cell>
          <table:table-cell/>
          <table:table-cell table:formula="of:=MID([.A75];1;1)" office:value-type="string" office:string-value="P" calcext:value-type="string">
            <text:p>P</text:p>
          </table:table-cell>
          <table:table-cell table:formula="of:=MID([.B75];1;1)" office:value-type="string" office:string-value="S" calcext:value-type="string">
            <text:p>S</text:p>
          </table:table-cell>
          <table:table-cell table:formula="of:=MID([.C75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  <table:table-cell table:formula="of:=CONCATENATE(LOWER([.H76]);LOWER([.I76]);[.J76])" office:value-type="string" office:string-value="mk64" calcext:value-type="string">
            <text:p>mk64</text:p>
          </table:table-cell>
          <table:table-cell/>
          <table:table-cell table:formula="of:=MID([.A76];1;1)" office:value-type="string" office:string-value="M" calcext:value-type="string">
            <text:p>M</text:p>
          </table:table-cell>
          <table:table-cell table:formula="of:=MID([.B76];1;1)" office:value-type="string" office:string-value="K" calcext:value-type="string">
            <text:p>K</text:p>
          </table:table-cell>
          <table:table-cell table:formula="of:=MID([.C76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  <table:table-cell table:formula="of:=CONCATENATE(LOWER([.H77]);LOWER([.I77]);[.J77])" office:value-type="string" office:string-value="bj64" calcext:value-type="string">
            <text:p>bj64</text:p>
          </table:table-cell>
          <table:table-cell/>
          <table:table-cell table:formula="of:=MID([.A77];1;1)" office:value-type="string" office:string-value="B" calcext:value-type="string">
            <text:p>B</text:p>
          </table:table-cell>
          <table:table-cell table:formula="of:=MID([.B77];1;1)" office:value-type="string" office:string-value="J" calcext:value-type="string">
            <text:p>J</text:p>
          </table:table-cell>
          <table:table-cell table:formula="of:=MID([.C77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  <table:table-cell table:formula="of:=CONCATENATE(LOWER([.H78]);LOWER([.I78]);[.J78])" office:value-type="string" office:string-value="ia68" calcext:value-type="string">
            <text:p>ia68</text:p>
          </table:table-cell>
          <table:table-cell/>
          <table:table-cell table:formula="of:=MID([.A78];1;1)" office:value-type="string" office:string-value="I" calcext:value-type="string">
            <text:p>I</text:p>
          </table:table-cell>
          <table:table-cell table:formula="of:=MID([.B78];1;1)" office:value-type="string" office:string-value="A" calcext:value-type="string">
            <text:p>A</text:p>
          </table:table-cell>
          <table:table-cell table:formula="of:=MID([.C78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  <table:table-cell table:formula="of:=CONCATENATE(LOWER([.H79]);LOWER([.I79]);[.J79])" office:value-type="string" office:string-value="hb70" calcext:value-type="string">
            <text:p>hb70</text:p>
          </table:table-cell>
          <table:table-cell/>
          <table:table-cell table:formula="of:=MID([.A79];1;1)" office:value-type="string" office:string-value="H" calcext:value-type="string">
            <text:p>H</text:p>
          </table:table-cell>
          <table:table-cell table:formula="of:=MID([.B79];1;1)" office:value-type="string" office:string-value="B" calcext:value-type="string">
            <text:p>B</text:p>
          </table:table-cell>
          <table:table-cell table:formula="of:=MID([.C79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 table:formula="of:=CONCATENATE(LOWER([.H80]);LOWER([.I80]);[.J80])" office:value-type="string" office:string-value="gb68" calcext:value-type="string">
            <text:p>gb68</text:p>
          </table:table-cell>
          <table:table-cell/>
          <table:table-cell table:formula="of:=MID([.A80];1;1)" office:value-type="string" office:string-value="G" calcext:value-type="string">
            <text:p>G</text:p>
          </table:table-cell>
          <table:table-cell table:formula="of:=MID([.B80];1;1)" office:value-type="string" office:string-value="B" calcext:value-type="string">
            <text:p>B</text:p>
          </table:table-cell>
          <table:table-cell table:formula="of:=MID([.C80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  <table:table-cell table:formula="of:=CONCATENATE(LOWER([.H81]);LOWER([.I81]);[.J81])" office:value-type="string" office:string-value="gg70" calcext:value-type="string">
            <text:p>gg70</text:p>
          </table:table-cell>
          <table:table-cell/>
          <table:table-cell table:formula="of:=MID([.A81];1;1)" office:value-type="string" office:string-value="G" calcext:value-type="string">
            <text:p>G</text:p>
          </table:table-cell>
          <table:table-cell table:formula="of:=MID([.B81];1;1)" office:value-type="string" office:string-value="G" calcext:value-type="string">
            <text:p>G</text:p>
          </table:table-cell>
          <table:table-cell table:formula="of:=MID([.C81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  <table:table-cell table:formula="of:=CONCATENATE(LOWER([.H82]);LOWER([.I82]);[.J82])" office:value-type="string" office:string-value="gj67" calcext:value-type="string">
            <text:p>gj67</text:p>
          </table:table-cell>
          <table:table-cell/>
          <table:table-cell table:formula="of:=MID([.A82];1;1)" office:value-type="string" office:string-value="G" calcext:value-type="string">
            <text:p>G</text:p>
          </table:table-cell>
          <table:table-cell table:formula="of:=MID([.B82];1;1)" office:value-type="string" office:string-value="J" calcext:value-type="string">
            <text:p>J</text:p>
          </table:table-cell>
          <table:table-cell table:formula="of:=MID([.C82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 table:formula="of:=CONCATENATE(LOWER([.H83]);LOWER([.I83]);[.J83])" office:value-type="string" office:string-value="cj69" calcext:value-type="string">
            <text:p>cj69</text:p>
          </table:table-cell>
          <table:table-cell/>
          <table:table-cell table:formula="of:=MID([.A83];1;1)" office:value-type="string" office:string-value="C" calcext:value-type="string">
            <text:p>C</text:p>
          </table:table-cell>
          <table:table-cell table:formula="of:=MID([.B83];1;1)" office:value-type="string" office:string-value="J" calcext:value-type="string">
            <text:p>J</text:p>
          </table:table-cell>
          <table:table-cell table:formula="of:=MID([.C83];7;2)" office:value-type="string" office:string-value="69" calcext:value-type="string">
            <text:p>69</text:p>
          </table:table-cell>
        </table:table-row>
        <table:table-row table:style-name="ro1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  <table:table-cell table:formula="of:=CONCATENATE(LOWER([.H84]);LOWER([.I84]);[.J84])" office:value-type="string" office:string-value="bj62" calcext:value-type="string">
            <text:p>bj62</text:p>
          </table:table-cell>
          <table:table-cell/>
          <table:table-cell table:formula="of:=MID([.A84];1;1)" office:value-type="string" office:string-value="B" calcext:value-type="string">
            <text:p>B</text:p>
          </table:table-cell>
          <table:table-cell table:formula="of:=MID([.B84];1;1)" office:value-type="string" office:string-value="J" calcext:value-type="string">
            <text:p>J</text:p>
          </table:table-cell>
          <table:table-cell table:formula="of:=MID([.C84];7;2)" office:value-type="string" office:string-value="62" calcext:value-type="string">
            <text:p>62</text:p>
          </table:table-cell>
        </table:table-row>
        <table:table-row table:style-name="ro1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CONCATENATE(LOWER([.H85]);LOWER([.I85]);[.J85])" office:value-type="string" office:string-value="bk62" calcext:value-type="string">
            <text:p>bk62</text:p>
          </table:table-cell>
          <table:table-cell/>
          <table:table-cell table:formula="of:=MID([.A85];1;1)" office:value-type="string" office:string-value="B" calcext:value-type="string">
            <text:p>B</text:p>
          </table:table-cell>
          <table:table-cell table:formula="of:=MID([.B85];1;1)" office:value-type="string" office:string-value="K" calcext:value-type="string">
            <text:p>K</text:p>
          </table:table-cell>
          <table:table-cell table:formula="of:=MID([.C85];7;2)" office:value-type="string" office:string-value="62" calcext:value-type="string">
            <text:p>62</text:p>
          </table:table-cell>
        </table:table-row>
        <table:table-row table:style-name="ro1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 table:formula="of:=CONCATENATE(LOWER([.H86]);LOWER([.I86]);[.J86])" office:value-type="string" office:string-value="bm60" calcext:value-type="string">
            <text:p>bm60</text:p>
          </table:table-cell>
          <table:table-cell/>
          <table:table-cell table:formula="of:=MID([.A86];1;1)" office:value-type="string" office:string-value="B" calcext:value-type="string">
            <text:p>B</text:p>
          </table:table-cell>
          <table:table-cell table:formula="of:=MID([.B86];1;1)" office:value-type="string" office:string-value="M" calcext:value-type="string">
            <text:p>M</text:p>
          </table:table-cell>
          <table:table-cell table:formula="of:=MID([.C86];7;2)" office:value-type="string" office:string-value="60" calcext:value-type="string">
            <text:p>60</text:p>
          </table:table-cell>
        </table:table-row>
        <table:table-row table:style-name="ro1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CONCATENATE(LOWER([.H87]);LOWER([.I87]);[.J87])" office:value-type="string" office:string-value="as65" calcext:value-type="string">
            <text:p>as65</text:p>
          </table:table-cell>
          <table:table-cell/>
          <table:table-cell table:formula="of:=MID([.A87];1;1)" office:value-type="string" office:string-value="A" calcext:value-type="string">
            <text:p>A</text:p>
          </table:table-cell>
          <table:table-cell table:formula="of:=MID([.B87];1;1)" office:value-type="string" office:string-value="S" calcext:value-type="string">
            <text:p>S</text:p>
          </table:table-cell>
          <table:table-cell table:formula="of:=MID([.C87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 table:formula="of:=CONCATENATE(LOWER([.H88]);LOWER([.I88]);[.J88])" office:value-type="string" office:string-value="ks71" calcext:value-type="string">
            <text:p>ks71</text:p>
          </table:table-cell>
          <table:table-cell/>
          <table:table-cell table:formula="of:=MID([.A88];1;1)" office:value-type="string" office:string-value="K" calcext:value-type="string">
            <text:p>K</text:p>
          </table:table-cell>
          <table:table-cell table:formula="of:=MID([.B88];1;1)" office:value-type="string" office:string-value="S" calcext:value-type="string">
            <text:p>S</text:p>
          </table:table-cell>
          <table:table-cell table:formula="of:=MID([.C88];7;2)" office:value-type="string" office:string-value="71" calcext:value-type="string">
            <text:p>71</text:p>
          </table:table-cell>
        </table:table-row>
        <table:table-row table:style-name="ro1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  <table:table-cell table:formula="of:=CONCATENATE(LOWER([.H89]);LOWER([.I89]);[.J89])" office:value-type="string" office:string-value="gs67" calcext:value-type="string">
            <text:p>gs67</text:p>
          </table:table-cell>
          <table:table-cell/>
          <table:table-cell table:formula="of:=MID([.A89];1;1)" office:value-type="string" office:string-value="G" calcext:value-type="string">
            <text:p>G</text:p>
          </table:table-cell>
          <table:table-cell table:formula="of:=MID([.B89];1;1)" office:value-type="string" office:string-value="S" calcext:value-type="string">
            <text:p>S</text:p>
          </table:table-cell>
          <table:table-cell table:formula="of:=MID([.C89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  <table:table-cell table:formula="of:=CONCATENATE(LOWER([.H90]);LOWER([.I90]);[.J90])" office:value-type="string" office:string-value="bz70" calcext:value-type="string">
            <text:p>bz70</text:p>
          </table:table-cell>
          <table:table-cell/>
          <table:table-cell table:formula="of:=MID([.A90];1;1)" office:value-type="string" office:string-value="B" calcext:value-type="string">
            <text:p>B</text:p>
          </table:table-cell>
          <table:table-cell table:formula="of:=MID([.B90];1;1)" office:value-type="string" office:string-value="Z" calcext:value-type="string">
            <text:p>Z</text:p>
          </table:table-cell>
          <table:table-cell table:formula="of:=MID([.C90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  <table:table-cell table:formula="of:=CONCATENATE(LOWER([.H91]);LOWER([.I91]);[.J91])" office:value-type="string" office:string-value="km63" calcext:value-type="string">
            <text:p>km63</text:p>
          </table:table-cell>
          <table:table-cell/>
          <table:table-cell table:formula="of:=MID([.A91];1;1)" office:value-type="string" office:string-value="K" calcext:value-type="string">
            <text:p>K</text:p>
          </table:table-cell>
          <table:table-cell table:formula="of:=MID([.B91];1;1)" office:value-type="string" office:string-value="M" calcext:value-type="string">
            <text:p>M</text:p>
          </table:table-cell>
          <table:table-cell table:formula="of:=MID([.C91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CONCATENATE(LOWER([.H92]);LOWER([.I92]);[.J92])" office:value-type="string" office:string-value="ke64" calcext:value-type="string">
            <text:p>ke64</text:p>
          </table:table-cell>
          <table:table-cell/>
          <table:table-cell table:formula="of:=MID([.A92];1;1)" office:value-type="string" office:string-value="K" calcext:value-type="string">
            <text:p>K</text:p>
          </table:table-cell>
          <table:table-cell table:formula="of:=MID([.B92];1;1)" office:value-type="string" office:string-value="E" calcext:value-type="string">
            <text:p>E</text:p>
          </table:table-cell>
          <table:table-cell table:formula="of:=MID([.C92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  <table:table-cell table:formula="of:=CONCATENATE(LOWER([.H93]);LOWER([.I93]);[.J93])" office:value-type="string" office:string-value="wj64" calcext:value-type="string">
            <text:p>wj64</text:p>
          </table:table-cell>
          <table:table-cell/>
          <table:table-cell table:formula="of:=MID([.A93];1;1)" office:value-type="string" office:string-value="W" calcext:value-type="string">
            <text:p>W</text:p>
          </table:table-cell>
          <table:table-cell table:formula="of:=MID([.B93];1;1)" office:value-type="string" office:string-value="J" calcext:value-type="string">
            <text:p>J</text:p>
          </table:table-cell>
          <table:table-cell table:formula="of:=MID([.C93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  <table:table-cell table:formula="of:=CONCATENATE(LOWER([.H94]);LOWER([.I94]);[.J94])" office:value-type="string" office:string-value="ws57" calcext:value-type="string">
            <text:p>ws57</text:p>
          </table:table-cell>
          <table:table-cell/>
          <table:table-cell table:formula="of:=MID([.A94];1;1)" office:value-type="string" office:string-value="W" calcext:value-type="string">
            <text:p>W</text:p>
          </table:table-cell>
          <table:table-cell table:formula="of:=MID([.B94];1;1)" office:value-type="string" office:string-value="S" calcext:value-type="string">
            <text:p>S</text:p>
          </table:table-cell>
          <table:table-cell table:formula="of:=MID([.C94];7;2)" office:value-type="string" office:string-value="57" calcext:value-type="string">
            <text:p>57</text:p>
          </table:table-cell>
        </table:table-row>
        <table:table-row table:style-name="ro1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CONCATENATE(LOWER([.H95]);LOWER([.I95]);[.J95])" office:value-type="string" office:string-value="pm63" calcext:value-type="string">
            <text:p>pm63</text:p>
          </table:table-cell>
          <table:table-cell/>
          <table:table-cell table:formula="of:=MID([.A95];1;1)" office:value-type="string" office:string-value="P" calcext:value-type="string">
            <text:p>P</text:p>
          </table:table-cell>
          <table:table-cell table:formula="of:=MID([.B95];1;1)" office:value-type="string" office:string-value="M" calcext:value-type="string">
            <text:p>M</text:p>
          </table:table-cell>
          <table:table-cell table:formula="of:=MID([.C95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  <table:table-cell table:formula="of:=CONCATENATE(LOWER([.H96]);LOWER([.I96]);[.J96])" office:value-type="string" office:string-value="gk61" calcext:value-type="string">
            <text:p>gk61</text:p>
          </table:table-cell>
          <table:table-cell/>
          <table:table-cell table:formula="of:=MID([.A96];1;1)" office:value-type="string" office:string-value="G" calcext:value-type="string">
            <text:p>G</text:p>
          </table:table-cell>
          <table:table-cell table:formula="of:=MID([.B96];1;1)" office:value-type="string" office:string-value="K" calcext:value-type="string">
            <text:p>K</text:p>
          </table:table-cell>
          <table:table-cell table:formula="of:=MID([.C96];7;2)" office:value-type="string" office:string-value="61" calcext:value-type="string">
            <text:p>61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  <table:table-cell table:formula="of:=CONCATENATE(LOWER([.H97]);LOWER([.I97]);[.J97])" office:value-type="string" office:string-value="km55" calcext:value-type="string">
            <text:p>km55</text:p>
          </table:table-cell>
          <table:table-cell/>
          <table:table-cell table:formula="of:=MID([.A97];1;1)" office:value-type="string" office:string-value="K" calcext:value-type="string">
            <text:p>K</text:p>
          </table:table-cell>
          <table:table-cell table:formula="of:=MID([.B97];1;1)" office:value-type="string" office:string-value="M" calcext:value-type="string">
            <text:p>M</text:p>
          </table:table-cell>
          <table:table-cell table:formula="of:=MID([.C97];7;2)" office:value-type="string" office:string-value="55" calcext:value-type="string">
            <text:p>55</text:p>
          </table:table-cell>
        </table:table-row>
        <table:table-row table:style-name="ro1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CONCATENATE(LOWER([.H98]);LOWER([.I98]);[.J98])" office:value-type="string" office:string-value="mk60" calcext:value-type="string">
            <text:p>mk60</text:p>
          </table:table-cell>
          <table:table-cell/>
          <table:table-cell table:formula="of:=MID([.A98];1;1)" office:value-type="string" office:string-value="M" calcext:value-type="string">
            <text:p>M</text:p>
          </table:table-cell>
          <table:table-cell table:formula="of:=MID([.B98];1;1)" office:value-type="string" office:string-value="K" calcext:value-type="string">
            <text:p>K</text:p>
          </table:table-cell>
          <table:table-cell table:formula="of:=MID([.C98];7;2)" office:value-type="string" office:string-value="60" calcext:value-type="string">
            <text:p>60</text:p>
          </table:table-cell>
        </table:table-row>
        <table:table-row table:style-name="ro1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  <table:table-cell table:formula="of:=CONCATENATE(LOWER([.H99]);LOWER([.I99]);[.J99])" office:value-type="string" office:string-value="kj54" calcext:value-type="string">
            <text:p>kj54</text:p>
          </table:table-cell>
          <table:table-cell/>
          <table:table-cell table:formula="of:=MID([.A99];1;1)" office:value-type="string" office:string-value="K" calcext:value-type="string">
            <text:p>K</text:p>
          </table:table-cell>
          <table:table-cell table:formula="of:=MID([.B99];1;1)" office:value-type="string" office:string-value="J" calcext:value-type="string">
            <text:p>J</text:p>
          </table:table-cell>
          <table:table-cell table:formula="of:=MID([.C99];7;2)" office:value-type="string" office:string-value="54" calcext:value-type="string">
            <text:p>54</text:p>
          </table:table-cell>
        </table:table-row>
        <table:table-row table:style-name="ro1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  <table:table-cell table:formula="of:=CONCATENATE(LOWER([.H100]);LOWER([.I100]);[.J100])" office:value-type="string" office:string-value="ba66" calcext:value-type="string">
            <text:p>ba66</text:p>
          </table:table-cell>
          <table:table-cell/>
          <table:table-cell table:formula="of:=MID([.A100];1;1)" office:value-type="string" office:string-value="B" calcext:value-type="string">
            <text:p>B</text:p>
          </table:table-cell>
          <table:table-cell table:formula="of:=MID([.B100];1;1)" office:value-type="string" office:string-value="A" calcext:value-type="string">
            <text:p>A</text:p>
          </table:table-cell>
          <table:table-cell table:formula="of:=MID([.C100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 table:formula="of:=CONCATENATE(LOWER([.H101]);LOWER([.I101]);[.J101])" office:value-type="string" office:string-value="bs65" calcext:value-type="string">
            <text:p>bs65</text:p>
          </table:table-cell>
          <table:table-cell/>
          <table:table-cell table:formula="of:=MID([.A101];1;1)" office:value-type="string" office:string-value="B" calcext:value-type="string">
            <text:p>B</text:p>
          </table:table-cell>
          <table:table-cell table:formula="of:=MID([.B101];1;1)" office:value-type="string" office:string-value="S" calcext:value-type="string">
            <text:p>S</text:p>
          </table:table-cell>
          <table:table-cell table:formula="of:=MID([.C101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  <table:table-cell table:formula="of:=CONCATENATE(LOWER([.H102]);LOWER([.I102]);[.J102])" office:value-type="string" office:string-value="hk62" calcext:value-type="string">
            <text:p>hk62</text:p>
          </table:table-cell>
          <table:table-cell/>
          <table:table-cell table:formula="of:=MID([.A102];1;1)" office:value-type="string" office:string-value="H" calcext:value-type="string">
            <text:p>H</text:p>
          </table:table-cell>
          <table:table-cell table:formula="of:=MID([.B102];1;1)" office:value-type="string" office:string-value="K" calcext:value-type="string">
            <text:p>K</text:p>
          </table:table-cell>
          <table:table-cell table:formula="of:=MID([.C102];7;2)" office:value-type="string" office:string-value="62" calcext:value-type="string">
            <text:p>62</text:p>
          </table:table-cell>
        </table:table-row>
        <table:table-row table:style-name="ro1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  <table:table-cell table:formula="of:=CONCATENATE(LOWER([.H103]);LOWER([.I103]);[.J103])" office:value-type="string" office:string-value="sj61" calcext:value-type="string">
            <text:p>sj61</text:p>
          </table:table-cell>
          <table:table-cell/>
          <table:table-cell table:formula="of:=MID([.A103];1;1)" office:value-type="string" office:string-value="S" calcext:value-type="string">
            <text:p>S</text:p>
          </table:table-cell>
          <table:table-cell table:formula="of:=MID([.B103];1;1)" office:value-type="string" office:string-value="J" calcext:value-type="string">
            <text:p>J</text:p>
          </table:table-cell>
          <table:table-cell table:formula="of:=MID([.C103];7;2)" office:value-type="string" office:string-value="61" calcext:value-type="string">
            <text:p>61</text:p>
          </table:table-cell>
        </table:table-row>
        <table:table-row table:style-name="ro1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 table:formula="of:=CONCATENATE(LOWER([.H104]);LOWER([.I104]);[.J104])" office:value-type="string" office:string-value="ka53" calcext:value-type="string">
            <text:p>ka53</text:p>
          </table:table-cell>
          <table:table-cell/>
          <table:table-cell table:formula="of:=MID([.A104];1;1)" office:value-type="string" office:string-value="K" calcext:value-type="string">
            <text:p>K</text:p>
          </table:table-cell>
          <table:table-cell table:formula="of:=MID([.B104];1;1)" office:value-type="string" office:string-value="A" calcext:value-type="string">
            <text:p>A</text:p>
          </table:table-cell>
          <table:table-cell table:formula="of:=MID([.C104];7;2)" office:value-type="string" office:string-value="53" calcext:value-type="string">
            <text:p>53</text:p>
          </table:table-cell>
        </table:table-row>
        <table:table-row table:style-name="ro1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 table:formula="of:=CONCATENATE(LOWER([.H105]);LOWER([.I105]);[.J105])" office:value-type="string" office:string-value="kb68" calcext:value-type="string">
            <text:p>kb68</text:p>
          </table:table-cell>
          <table:table-cell/>
          <table:table-cell table:formula="of:=MID([.A105];1;1)" office:value-type="string" office:string-value="K" calcext:value-type="string">
            <text:p>K</text:p>
          </table:table-cell>
          <table:table-cell table:formula="of:=MID([.B105];1;1)" office:value-type="string" office:string-value="B" calcext:value-type="string">
            <text:p>B</text:p>
          </table:table-cell>
          <table:table-cell table:formula="of:=MID([.C105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  <table:table-cell table:formula="of:=CONCATENATE(LOWER([.H106]);LOWER([.I106]);[.J106])" office:value-type="string" office:string-value="wb59" calcext:value-type="string">
            <text:p>wb59</text:p>
          </table:table-cell>
          <table:table-cell/>
          <table:table-cell table:formula="of:=MID([.A106];1;1)" office:value-type="string" office:string-value="W" calcext:value-type="string">
            <text:p>W</text:p>
          </table:table-cell>
          <table:table-cell table:formula="of:=MID([.B106];1;1)" office:value-type="string" office:string-value="B" calcext:value-type="string">
            <text:p>B</text:p>
          </table:table-cell>
          <table:table-cell table:formula="of:=MID([.C106];7;2)" office:value-type="string" office:string-value="59" calcext:value-type="string">
            <text:p>59</text:p>
          </table:table-cell>
        </table:table-row>
        <table:table-row table:style-name="ro1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  <table:table-cell table:formula="of:=CONCATENATE(LOWER([.H107]);LOWER([.I107]);[.J107])" office:value-type="string" office:string-value="kg65" calcext:value-type="string">
            <text:p>kg65</text:p>
          </table:table-cell>
          <table:table-cell/>
          <table:table-cell table:formula="of:=MID([.A107];1;1)" office:value-type="string" office:string-value="K" calcext:value-type="string">
            <text:p>K</text:p>
          </table:table-cell>
          <table:table-cell table:formula="of:=MID([.B107];1;1)" office:value-type="string" office:string-value="G" calcext:value-type="string">
            <text:p>G</text:p>
          </table:table-cell>
          <table:table-cell table:formula="of:=MID([.C107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  <table:table-cell table:formula="of:=CONCATENATE(LOWER([.H108]);LOWER([.I108]);[.J108])" office:value-type="string" office:string-value="jj55" calcext:value-type="string">
            <text:p>jj55</text:p>
          </table:table-cell>
          <table:table-cell/>
          <table:table-cell table:formula="of:=MID([.A108];1;1)" office:value-type="string" office:string-value="J" calcext:value-type="string">
            <text:p>J</text:p>
          </table:table-cell>
          <table:table-cell table:formula="of:=MID([.B108];1;1)" office:value-type="string" office:string-value="J" calcext:value-type="string">
            <text:p>J</text:p>
          </table:table-cell>
          <table:table-cell table:formula="of:=MID([.C108];7;2)" office:value-type="string" office:string-value="55" calcext:value-type="string">
            <text:p>55</text:p>
          </table:table-cell>
        </table:table-row>
        <table:table-row table:style-name="ro1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NCATENATE(LOWER([.H109]);LOWER([.I109]);[.J109])" office:value-type="string" office:string-value="wk60" calcext:value-type="string">
            <text:p>wk60</text:p>
          </table:table-cell>
          <table:table-cell/>
          <table:table-cell table:formula="of:=MID([.A109];1;1)" office:value-type="string" office:string-value="W" calcext:value-type="string">
            <text:p>W</text:p>
          </table:table-cell>
          <table:table-cell table:formula="of:=MID([.B109];1;1)" office:value-type="string" office:string-value="K" calcext:value-type="string">
            <text:p>K</text:p>
          </table:table-cell>
          <table:table-cell table:formula="of:=MID([.C109];7;2)" office:value-type="string" office:string-value="60" calcext:value-type="string">
            <text:p>60</text:p>
          </table:table-cell>
        </table:table-row>
        <table:table-row table:style-name="ro1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 table:formula="of:=CONCATENATE(LOWER([.H110]);LOWER([.I110]);[.J110])" office:value-type="string" office:string-value="lj64" calcext:value-type="string">
            <text:p>lj64</text:p>
          </table:table-cell>
          <table:table-cell/>
          <table:table-cell table:formula="of:=MID([.A110];1;1)" office:value-type="string" office:string-value="L" calcext:value-type="string">
            <text:p>L</text:p>
          </table:table-cell>
          <table:table-cell table:formula="of:=MID([.B110];1;1)" office:value-type="string" office:string-value="J" calcext:value-type="string">
            <text:p>J</text:p>
          </table:table-cell>
          <table:table-cell table:formula="of:=MID([.C110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  <table:table-cell table:formula="of:=CONCATENATE(LOWER([.H111]);LOWER([.I111]);[.J111])" office:value-type="string" office:string-value="lh63" calcext:value-type="string">
            <text:p>lh63</text:p>
          </table:table-cell>
          <table:table-cell/>
          <table:table-cell table:formula="of:=MID([.A111];1;1)" office:value-type="string" office:string-value="L" calcext:value-type="string">
            <text:p>L</text:p>
          </table:table-cell>
          <table:table-cell table:formula="of:=MID([.B111];1;1)" office:value-type="string" office:string-value="H" calcext:value-type="string">
            <text:p>H</text:p>
          </table:table-cell>
          <table:table-cell table:formula="of:=MID([.C111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 table:formula="of:=CONCATENATE(LOWER([.H112]);LOWER([.I112]);[.J112])" office:value-type="string" office:string-value="mm60" calcext:value-type="string">
            <text:p>mm60</text:p>
          </table:table-cell>
          <table:table-cell/>
          <table:table-cell table:formula="of:=MID([.A112];1;1)" office:value-type="string" office:string-value="M" calcext:value-type="string">
            <text:p>M</text:p>
          </table:table-cell>
          <table:table-cell table:formula="of:=MID([.B112];1;1)" office:value-type="string" office:string-value="M" calcext:value-type="string">
            <text:p>M</text:p>
          </table:table-cell>
          <table:table-cell table:formula="of:=MID([.C112];7;2)" office:value-type="string" office:string-value="60" calcext:value-type="string">
            <text:p>60</text:p>
          </table:table-cell>
        </table:table-row>
        <table:table-row table:style-name="ro1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  <table:table-cell table:formula="of:=CONCATENATE(LOWER([.H113]);LOWER([.I113]);[.J113])" office:value-type="string" office:string-value="lh70" calcext:value-type="string">
            <text:p>lh70</text:p>
          </table:table-cell>
          <table:table-cell/>
          <table:table-cell table:formula="of:=MID([.A113];1;1)" office:value-type="string" office:string-value="L" calcext:value-type="string">
            <text:p>L</text:p>
          </table:table-cell>
          <table:table-cell table:formula="of:=MID([.B113];1;1)" office:value-type="string" office:string-value="H" calcext:value-type="string">
            <text:p>H</text:p>
          </table:table-cell>
          <table:table-cell table:formula="of:=MID([.C113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  <table:table-cell table:formula="of:=CONCATENATE(LOWER([.H114]);LOWER([.I114]);[.J114])" office:value-type="string" office:string-value="wj63" calcext:value-type="string">
            <text:p>wj63</text:p>
          </table:table-cell>
          <table:table-cell/>
          <table:table-cell table:formula="of:=MID([.A114];1;1)" office:value-type="string" office:string-value="W" calcext:value-type="string">
            <text:p>W</text:p>
          </table:table-cell>
          <table:table-cell table:formula="of:=MID([.B114];1;1)" office:value-type="string" office:string-value="J" calcext:value-type="string">
            <text:p>J</text:p>
          </table:table-cell>
          <table:table-cell table:formula="of:=MID([.C114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  <table:table-cell table:formula="of:=CONCATENATE(LOWER([.H115]);LOWER([.I115]);[.J115])" office:value-type="string" office:string-value="mj57" calcext:value-type="string">
            <text:p>mj57</text:p>
          </table:table-cell>
          <table:table-cell/>
          <table:table-cell table:formula="of:=MID([.A115];1;1)" office:value-type="string" office:string-value="M" calcext:value-type="string">
            <text:p>M</text:p>
          </table:table-cell>
          <table:table-cell table:formula="of:=MID([.B115];1;1)" office:value-type="string" office:string-value="J" calcext:value-type="string">
            <text:p>J</text:p>
          </table:table-cell>
          <table:table-cell table:formula="of:=MID([.C115];7;2)" office:value-type="string" office:string-value="57" calcext:value-type="string">
            <text:p>57</text:p>
          </table:table-cell>
        </table:table-row>
        <table:table-row table:style-name="ro1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 table:formula="of:=CONCATENATE(LOWER([.H116]);LOWER([.I116]);[.J116])" office:value-type="string" office:string-value="bk65" calcext:value-type="string">
            <text:p>bk65</text:p>
          </table:table-cell>
          <table:table-cell/>
          <table:table-cell table:formula="of:=MID([.A116];1;1)" office:value-type="string" office:string-value="B" calcext:value-type="string">
            <text:p>B</text:p>
          </table:table-cell>
          <table:table-cell table:formula="of:=MID([.B116];1;1)" office:value-type="string" office:string-value="K" calcext:value-type="string">
            <text:p>K</text:p>
          </table:table-cell>
          <table:table-cell table:formula="of:=MID([.C116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  <table:table-cell table:formula="of:=CONCATENATE(LOWER([.H117]);LOWER([.I117]);[.J117])" office:value-type="string" office:string-value="im67" calcext:value-type="string">
            <text:p>im67</text:p>
          </table:table-cell>
          <table:table-cell/>
          <table:table-cell table:formula="of:=MID([.A117];1;1)" office:value-type="string" office:string-value="I" calcext:value-type="string">
            <text:p>I</text:p>
          </table:table-cell>
          <table:table-cell table:formula="of:=MID([.B117];1;1)" office:value-type="string" office:string-value="M" calcext:value-type="string">
            <text:p>M</text:p>
          </table:table-cell>
          <table:table-cell table:formula="of:=MID([.C117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  <table:table-cell table:formula="of:=CONCATENATE(LOWER([.H118]);LOWER([.I118]);[.J118])" office:value-type="string" office:string-value="ms63" calcext:value-type="string">
            <text:p>ms63</text:p>
          </table:table-cell>
          <table:table-cell/>
          <table:table-cell table:formula="of:=MID([.A118];1;1)" office:value-type="string" office:string-value="M" calcext:value-type="string">
            <text:p>M</text:p>
          </table:table-cell>
          <table:table-cell table:formula="of:=MID([.B118];1;1)" office:value-type="string" office:string-value="S" calcext:value-type="string">
            <text:p>S</text:p>
          </table:table-cell>
          <table:table-cell table:formula="of:=MID([.C118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  <table:table-cell table:formula="of:=CONCATENATE(LOWER([.H119]);LOWER([.I119]);[.J119])" office:value-type="string" office:string-value="ms62" calcext:value-type="string">
            <text:p>ms62</text:p>
          </table:table-cell>
          <table:table-cell/>
          <table:table-cell table:formula="of:=MID([.A119];1;1)" office:value-type="string" office:string-value="M" calcext:value-type="string">
            <text:p>M</text:p>
          </table:table-cell>
          <table:table-cell table:formula="of:=MID([.B119];1;1)" office:value-type="string" office:string-value="S" calcext:value-type="string">
            <text:p>S</text:p>
          </table:table-cell>
          <table:table-cell table:formula="of:=MID([.C119];7;2)" office:value-type="string" office:string-value="62" calcext:value-type="string">
            <text:p>62</text:p>
          </table:table-cell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  <table:table-cell table:formula="of:=CONCATENATE(LOWER([.H120]);LOWER([.I120]);[.J120])" office:value-type="string" office:string-value="rs64" calcext:value-type="string">
            <text:p>rs64</text:p>
          </table:table-cell>
          <table:table-cell/>
          <table:table-cell table:formula="of:=MID([.A120];1;1)" office:value-type="string" office:string-value="R" calcext:value-type="string">
            <text:p>R</text:p>
          </table:table-cell>
          <table:table-cell table:formula="of:=MID([.B120];1;1)" office:value-type="string" office:string-value="S" calcext:value-type="string">
            <text:p>S</text:p>
          </table:table-cell>
          <table:table-cell table:formula="of:=MID([.C120];7;2)" office:value-type="string" office:string-value="64" calcext:value-type="string">
            <text:p>64</text:p>
          </table:table-cell>
        </table:table-row>
        <table:table-row table:style-name="ro1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  <table:table-cell table:formula="of:=CONCATENATE(LOWER([.H121]);LOWER([.I121]);[.J121])" office:value-type="string" office:string-value="sz65" calcext:value-type="string">
            <text:p>sz65</text:p>
          </table:table-cell>
          <table:table-cell/>
          <table:table-cell table:formula="of:=MID([.A121];1;1)" office:value-type="string" office:string-value="S" calcext:value-type="string">
            <text:p>S</text:p>
          </table:table-cell>
          <table:table-cell table:formula="of:=MID([.B121];1;1)" office:value-type="string" office:string-value="Z" calcext:value-type="string">
            <text:p>Z</text:p>
          </table:table-cell>
          <table:table-cell table:formula="of:=MID([.C121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CONCATENATE(LOWER([.H122]);LOWER([.I122]);[.J122])" office:value-type="string" office:string-value="sm55" calcext:value-type="string">
            <text:p>sm55</text:p>
          </table:table-cell>
          <table:table-cell/>
          <table:table-cell table:formula="of:=MID([.A122];1;1)" office:value-type="string" office:string-value="S" calcext:value-type="string">
            <text:p>S</text:p>
          </table:table-cell>
          <table:table-cell table:formula="of:=MID([.B122];1;1)" office:value-type="string" office:string-value="M" calcext:value-type="string">
            <text:p>M</text:p>
          </table:table-cell>
          <table:table-cell table:formula="of:=MID([.C122];7;2)" office:value-type="string" office:string-value="55" calcext:value-type="string">
            <text:p>55</text:p>
          </table:table-cell>
        </table:table-row>
        <table:table-row table:style-name="ro1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  <table:table-cell table:formula="of:=CONCATENATE(LOWER([.H123]);LOWER([.I123]);[.J123])" office:value-type="string" office:string-value="gk59" calcext:value-type="string">
            <text:p>gk59</text:p>
          </table:table-cell>
          <table:table-cell/>
          <table:table-cell table:formula="of:=MID([.A123];1;1)" office:value-type="string" office:string-value="G" calcext:value-type="string">
            <text:p>G</text:p>
          </table:table-cell>
          <table:table-cell table:formula="of:=MID([.B123];1;1)" office:value-type="string" office:string-value="K" calcext:value-type="string">
            <text:p>K</text:p>
          </table:table-cell>
          <table:table-cell table:formula="of:=MID([.C123];7;2)" office:value-type="string" office:string-value="59" calcext:value-type="string">
            <text:p>59</text:p>
          </table:table-cell>
        </table:table-row>
        <table:table-row table:style-name="ro1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  <table:table-cell table:formula="of:=CONCATENATE(LOWER([.H124]);LOWER([.I124]);[.J124])" office:value-type="string" office:string-value="lk65" calcext:value-type="string">
            <text:p>lk65</text:p>
          </table:table-cell>
          <table:table-cell/>
          <table:table-cell table:formula="of:=MID([.A124];1;1)" office:value-type="string" office:string-value="L" calcext:value-type="string">
            <text:p>L</text:p>
          </table:table-cell>
          <table:table-cell table:formula="of:=MID([.B124];1;1)" office:value-type="string" office:string-value="K" calcext:value-type="string">
            <text:p>K</text:p>
          </table:table-cell>
          <table:table-cell table:formula="of:=MID([.C124];7;2)" office:value-type="string" office:string-value="65" calcext:value-type="string">
            <text:p>65</text:p>
          </table:table-cell>
        </table:table-row>
        <table:table-row table:style-name="ro1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  <table:table-cell table:formula="of:=CONCATENATE(LOWER([.H125]);LOWER([.I125]);[.J125])" office:value-type="string" office:string-value="ik63" calcext:value-type="string">
            <text:p>ik63</text:p>
          </table:table-cell>
          <table:table-cell/>
          <table:table-cell table:formula="of:=MID([.A125];1;1)" office:value-type="string" office:string-value="I" calcext:value-type="string">
            <text:p>I</text:p>
          </table:table-cell>
          <table:table-cell table:formula="of:=MID([.B125];1;1)" office:value-type="string" office:string-value="K" calcext:value-type="string">
            <text:p>K</text:p>
          </table:table-cell>
          <table:table-cell table:formula="of:=MID([.C125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  <table:table-cell table:formula="of:=CONCATENATE(LOWER([.H126]);LOWER([.I126]);[.J126])" office:value-type="string" office:string-value="mm60" calcext:value-type="string">
            <text:p>mm60</text:p>
          </table:table-cell>
          <table:table-cell/>
          <table:table-cell table:formula="of:=MID([.A126];1;1)" office:value-type="string" office:string-value="M" calcext:value-type="string">
            <text:p>M</text:p>
          </table:table-cell>
          <table:table-cell table:formula="of:=MID([.B126];1;1)" office:value-type="string" office:string-value="M" calcext:value-type="string">
            <text:p>M</text:p>
          </table:table-cell>
          <table:table-cell table:formula="of:=MID([.C126];7;2)" office:value-type="string" office:string-value="60" calcext:value-type="string">
            <text:p>60</text:p>
          </table:table-cell>
        </table:table-row>
        <table:table-row table:style-name="ro1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 table:formula="of:=CONCATENATE(LOWER([.H127]);LOWER([.I127]);[.J127])" office:value-type="string" office:string-value="gk70" calcext:value-type="string">
            <text:p>gk70</text:p>
          </table:table-cell>
          <table:table-cell/>
          <table:table-cell table:formula="of:=MID([.A127];1;1)" office:value-type="string" office:string-value="G" calcext:value-type="string">
            <text:p>G</text:p>
          </table:table-cell>
          <table:table-cell table:formula="of:=MID([.B127];1;1)" office:value-type="string" office:string-value="K" calcext:value-type="string">
            <text:p>K</text:p>
          </table:table-cell>
          <table:table-cell table:formula="of:=MID([.C127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 table:formula="of:=CONCATENATE(LOWER([.H128]);LOWER([.I128]);[.J128])" office:value-type="string" office:string-value="km63" calcext:value-type="string">
            <text:p>km63</text:p>
          </table:table-cell>
          <table:table-cell/>
          <table:table-cell table:formula="of:=MID([.A128];1;1)" office:value-type="string" office:string-value="K" calcext:value-type="string">
            <text:p>K</text:p>
          </table:table-cell>
          <table:table-cell table:formula="of:=MID([.B128];1;1)" office:value-type="string" office:string-value="M" calcext:value-type="string">
            <text:p>M</text:p>
          </table:table-cell>
          <table:table-cell table:formula="of:=MID([.C128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  <table:table-cell table:formula="of:=CONCATENATE(LOWER([.H129]);LOWER([.I129]);[.J129])" office:value-type="string" office:string-value="ak57" calcext:value-type="string">
            <text:p>ak57</text:p>
          </table:table-cell>
          <table:table-cell/>
          <table:table-cell table:formula="of:=MID([.A129];1;1)" office:value-type="string" office:string-value="A" calcext:value-type="string">
            <text:p>A</text:p>
          </table:table-cell>
          <table:table-cell table:formula="of:=MID([.B129];1;1)" office:value-type="string" office:string-value="K" calcext:value-type="string">
            <text:p>K</text:p>
          </table:table-cell>
          <table:table-cell table:formula="of:=MID([.C129];7;2)" office:value-type="string" office:string-value="57" calcext:value-type="string">
            <text:p>57</text:p>
          </table:table-cell>
        </table:table-row>
        <table:table-row table:style-name="ro1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  <table:table-cell table:formula="of:=CONCATENATE(LOWER([.H130]);LOWER([.I130]);[.J130])" office:value-type="string" office:string-value="sa67" calcext:value-type="string">
            <text:p>sa67</text:p>
          </table:table-cell>
          <table:table-cell/>
          <table:table-cell table:formula="of:=MID([.A130];1;1)" office:value-type="string" office:string-value="S" calcext:value-type="string">
            <text:p>S</text:p>
          </table:table-cell>
          <table:table-cell table:formula="of:=MID([.B130];1;1)" office:value-type="string" office:string-value="A" calcext:value-type="string">
            <text:p>A</text:p>
          </table:table-cell>
          <table:table-cell table:formula="of:=MID([.C130];7;2)" office:value-type="string" office:string-value="67" calcext:value-type="string">
            <text:p>67</text:p>
          </table:table-cell>
        </table:table-row>
        <table:table-row table:style-name="ro1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 table:formula="of:=CONCATENATE(LOWER([.H131]);LOWER([.I131]);[.J131])" office:value-type="string" office:string-value="bs70" calcext:value-type="string">
            <text:p>bs70</text:p>
          </table:table-cell>
          <table:table-cell/>
          <table:table-cell table:formula="of:=MID([.A131];1;1)" office:value-type="string" office:string-value="B" calcext:value-type="string">
            <text:p>B</text:p>
          </table:table-cell>
          <table:table-cell table:formula="of:=MID([.B131];1;1)" office:value-type="string" office:string-value="S" calcext:value-type="string">
            <text:p>S</text:p>
          </table:table-cell>
          <table:table-cell table:formula="of:=MID([.C131];7;2)" office:value-type="string" office:string-value="70" calcext:value-type="string">
            <text:p>70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  <table:table-cell table:formula="of:=CONCATENATE(LOWER([.H132]);LOWER([.I132]);[.J132])" office:value-type="string" office:string-value="bs66" calcext:value-type="string">
            <text:p>bs66</text:p>
          </table:table-cell>
          <table:table-cell/>
          <table:table-cell table:formula="of:=MID([.A132];1;1)" office:value-type="string" office:string-value="B" calcext:value-type="string">
            <text:p>B</text:p>
          </table:table-cell>
          <table:table-cell table:formula="of:=MID([.B132];1;1)" office:value-type="string" office:string-value="S" calcext:value-type="string">
            <text:p>S</text:p>
          </table:table-cell>
          <table:table-cell table:formula="of:=MID([.C132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 table:formula="of:=CONCATENATE(LOWER([.H133]);LOWER([.I133]);[.J133])" office:value-type="string" office:string-value="kj68" calcext:value-type="string">
            <text:p>kj68</text:p>
          </table:table-cell>
          <table:table-cell/>
          <table:table-cell table:formula="of:=MID([.A133];1;1)" office:value-type="string" office:string-value="K" calcext:value-type="string">
            <text:p>K</text:p>
          </table:table-cell>
          <table:table-cell table:formula="of:=MID([.B133];1;1)" office:value-type="string" office:string-value="J" calcext:value-type="string">
            <text:p>J</text:p>
          </table:table-cell>
          <table:table-cell table:formula="of:=MID([.C133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  <table:table-cell table:formula="of:=CONCATENATE(LOWER([.H134]);LOWER([.I134]);[.J134])" office:value-type="string" office:string-value="gj66" calcext:value-type="string">
            <text:p>gj66</text:p>
          </table:table-cell>
          <table:table-cell/>
          <table:table-cell table:formula="of:=MID([.A134];1;1)" office:value-type="string" office:string-value="G" calcext:value-type="string">
            <text:p>G</text:p>
          </table:table-cell>
          <table:table-cell table:formula="of:=MID([.B134];1;1)" office:value-type="string" office:string-value="J" calcext:value-type="string">
            <text:p>J</text:p>
          </table:table-cell>
          <table:table-cell table:formula="of:=MID([.C134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  <table:table-cell table:formula="of:=CONCATENATE(LOWER([.H135]);LOWER([.I135]);[.J135])" office:value-type="string" office:string-value="pg63" calcext:value-type="string">
            <text:p>pg63</text:p>
          </table:table-cell>
          <table:table-cell/>
          <table:table-cell table:formula="of:=MID([.A135];1;1)" office:value-type="string" office:string-value="P" calcext:value-type="string">
            <text:p>P</text:p>
          </table:table-cell>
          <table:table-cell table:formula="of:=MID([.B135];1;1)" office:value-type="string" office:string-value="G" calcext:value-type="string">
            <text:p>G</text:p>
          </table:table-cell>
          <table:table-cell table:formula="of:=MID([.C135];7;2)" office:value-type="string" office:string-value="63" calcext:value-type="string">
            <text:p>63</text:p>
          </table:table-cell>
        </table:table-row>
        <table:table-row table:style-name="ro1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  <table:table-cell table:formula="of:=CONCATENATE(LOWER([.H136]);LOWER([.I136]);[.J136])" office:value-type="string" office:string-value="hg68" calcext:value-type="string">
            <text:p>hg68</text:p>
          </table:table-cell>
          <table:table-cell/>
          <table:table-cell table:formula="of:=MID([.A136];1;1)" office:value-type="string" office:string-value="H" calcext:value-type="string">
            <text:p>H</text:p>
          </table:table-cell>
          <table:table-cell table:formula="of:=MID([.B136];1;1)" office:value-type="string" office:string-value="G" calcext:value-type="string">
            <text:p>G</text:p>
          </table:table-cell>
          <table:table-cell table:formula="of:=MID([.C136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 table:formula="of:=CONCATENATE(LOWER([.H137]);LOWER([.I137]);[.J137])" office:value-type="string" office:string-value="kd66" calcext:value-type="string">
            <text:p>kd66</text:p>
          </table:table-cell>
          <table:table-cell/>
          <table:table-cell table:formula="of:=MID([.A137];1;1)" office:value-type="string" office:string-value="K" calcext:value-type="string">
            <text:p>K</text:p>
          </table:table-cell>
          <table:table-cell table:formula="of:=MID([.B137];1;1)" office:value-type="string" office:string-value="D" calcext:value-type="string">
            <text:p>D</text:p>
          </table:table-cell>
          <table:table-cell table:formula="of:=MID([.C137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  <table:table-cell table:formula="of:=CONCATENATE(LOWER([.H138]);LOWER([.I138]);[.J138])" office:value-type="string" office:string-value="rb68" calcext:value-type="string">
            <text:p>rb68</text:p>
          </table:table-cell>
          <table:table-cell/>
          <table:table-cell table:formula="of:=MID([.A138];1;1)" office:value-type="string" office:string-value="R" calcext:value-type="string">
            <text:p>R</text:p>
          </table:table-cell>
          <table:table-cell table:formula="of:=MID([.B138];1;1)" office:value-type="string" office:string-value="B" calcext:value-type="string">
            <text:p>B</text:p>
          </table:table-cell>
          <table:table-cell table:formula="of:=MID([.C138];7;2)" office:value-type="string" office:string-value="68" calcext:value-type="string">
            <text:p>68</text:p>
          </table:table-cell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  <table:table-cell table:formula="of:=CONCATENATE(LOWER([.H139]);LOWER([.I139]);[.J139])" office:value-type="string" office:string-value="ib66" calcext:value-type="string">
            <text:p>ib66</text:p>
          </table:table-cell>
          <table:table-cell/>
          <table:table-cell table:formula="of:=MID([.A139];1;1)" office:value-type="string" office:string-value="I" calcext:value-type="string">
            <text:p>I</text:p>
          </table:table-cell>
          <table:table-cell table:formula="of:=MID([.B139];1;1)" office:value-type="string" office:string-value="B" calcext:value-type="string">
            <text:p>B</text:p>
          </table:table-cell>
          <table:table-cell table:formula="of:=MID([.C139];7;2)" office:value-type="string" office:string-value="66" calcext:value-type="string">
            <text:p>66</text:p>
          </table:table-cell>
        </table:table-row>
        <table:table-row table:style-name="ro1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  <table:table-cell table:formula="of:=CONCATENATE(LOWER([.H140]);LOWER([.I140]);[.J140])" office:value-type="string" office:string-value="ab73" calcext:value-type="string">
            <text:p>ab73</text:p>
          </table:table-cell>
          <table:table-cell/>
          <table:table-cell table:formula="of:=MID([.A140];1;1)" office:value-type="string" office:string-value="A" calcext:value-type="string">
            <text:p>A</text:p>
          </table:table-cell>
          <table:table-cell table:formula="of:=MID([.B140];1;1)" office:value-type="string" office:string-value="B" calcext:value-type="string">
            <text:p>B</text:p>
          </table:table-cell>
          <table:table-cell table:formula="of:=MID([.C140];7;2)" office:value-type="string" office:string-value="73" calcext:value-type="string">
            <text:p>73</text:p>
          </table:table-cell>
        </table:table-row>
        <table:table-row table:style-name="ro1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  <table:table-cell table:formula="of:=CONCATENATE(LOWER([.H141]);LOWER([.I141]);[.J141])" office:value-type="string" office:string-value="cs75" calcext:value-type="string">
            <text:p>cs75</text:p>
          </table:table-cell>
          <table:table-cell/>
          <table:table-cell table:formula="of:=MID([.A141];1;1)" office:value-type="string" office:string-value="C" calcext:value-type="string">
            <text:p>C</text:p>
          </table:table-cell>
          <table:table-cell table:formula="of:=MID([.B141];1;1)" office:value-type="string" office:string-value="S" calcext:value-type="string">
            <text:p>S</text:p>
          </table:table-cell>
          <table:table-cell table:formula="of:=MID([.C141];7;2)" office:value-type="string" office:string-value="75" calcext:value-type="string">
            <text:p>75</text:p>
          </table:table-cell>
        </table:table-row>
      </table:table>
      <table:table table:name="zadanie_c" table:style-name="ta1">
        <table:table-column table:style-name="co1" table:default-cell-style-name="Default"/>
        <table:table-column table:style-name="co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miejsce urodzenia</text:p>
          </table:table-cell>
          <table:table-cell table:style-name="ce1" office:value-type="string" calcext:value-type="string">
            <text:p>zawód</text:p>
          </table:table-cell>
          <table:table-cell table:style-name="ce2" office:value-type="string" calcext:value-type="string">
            <text:p>imię i nazwisko</text:p>
          </table:table-cell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2-01-7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awnik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12-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2-08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14-1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Aanus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>
          <table:table-cell office:value-type="string" calcext:value-type="string">
            <text:p>Aba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grafik</text:p>
          </table:table-cell>
          <table:table-cell table:style-name="ce3" table:formula="of:=CONCATENATE([.B7];&quot; &quot;;[.A7])" office:value-type="string" office:string-value="Karolina Abak" calcext:value-type="string">
            <text:p>Karolina Abak</text:p>
          </table:table-cell>
        </table:table-row>
        <table:table-row table:style-name="ro1" table:visibility="filter">
          <table:table-cell office:value-type="string" calcext:value-type="string">
            <text:p>An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2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7-04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kladacz</text:p>
          </table:table-cell>
          <table:table-cell/>
        </table:table-row>
        <table:table-row table:style-name="ro1" table:visibility="filter">
          <table:table-cell office:value-type="string" calcext:value-type="string">
            <text:p>Baran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5-04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/>
        </table:table-row>
        <table:table-row table:style-name="ro1" table:visibility="filter">
          <table:table-cell office:value-type="string" calcext:value-type="string">
            <text:p>Bast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05-01-62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Bod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5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Bor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11-62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zadkowa</text:p>
          </table:table-cell>
          <table:table-cell/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Borowi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10-12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techniczny</text:p>
          </table:table-cell>
          <table:table-cell/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1-12-64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magazynier</text:p>
          </table:table-cell>
          <table:table-cell/>
        </table:table-row>
        <table:table-row table:style-name="ro1" table:visibility="filter">
          <table:table-cell office:value-type="string" calcext:value-type="string">
            <text:p>Boruta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4-05-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8-09-69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onserw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Bosman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1-01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Bos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6-03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Bus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4-05-65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/>
        </table:table-row>
        <table:table-row table:style-name="ro1" table:visibility="filter">
          <table:table-cell office:value-type="string" calcext:value-type="string">
            <text:p>Chinski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0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Chrust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Gagat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03-12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Gagatek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3-11-67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Galazka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03-02-61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prezes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8-09-6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8-05-67</text:p>
          </table:table-cell>
          <table:table-cell office:value-type="string" calcext:value-type="string">
            <text:p>Wachock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3-07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18-11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01-68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>
          <table:table-cell office:value-type="string" calcext:value-type="string">
            <text:p>Gat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grafik</text:p>
          </table:table-cell>
          <table:table-cell table:style-name="ce3" table:formula="of:=CONCATENATE([.B39];&quot; &quot;;[.A39])" office:value-type="string" office:string-value="Anna Gates" calcext:value-type="string">
            <text:p>Anna Gates</text:p>
          </table:table-cell>
        </table:table-row>
        <table:table-row table:style-name="ro1" table:visibility="filter">
          <table:table-cell office:value-type="string" calcext:value-type="string">
            <text:p>Gat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9-09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techniczny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konserw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5-02-68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Gigant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16-11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Golanczy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techniczny</text:p>
          </table:table-cell>
          <table:table-cell/>
        </table:table-row>
        <table:table-row table:style-name="ro1" table:visibility="filter">
          <table:table-cell office:value-type="string" calcext:value-type="string">
            <text:p>Grzegorczy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Grzeskowia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01-01-66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rchander</text:p>
          </table:table-cell>
          <table:table-cell/>
        </table:table-row>
        <table:table-row table:style-name="ro1" table:visibility="filter">
          <table:table-cell office:value-type="string" calcext:value-type="string">
            <text:p>Grzeskowiak</text:p>
          </table:table-cell>
          <table:table-cell office:value-type="string" calcext:value-type="string">
            <text:p>Szymon</text:p>
          </table:table-cell>
          <table:table-cell office:value-type="string" calcext:value-type="string">
            <text:p>14-05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ochroniarz</text:p>
          </table:table-cell>
          <table:table-cell/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Jakub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25-12-7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Holmes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06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Hub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22-03-62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skladacz</text:p>
          </table:table-cell>
          <table:table-cell/>
        </table:table-row>
        <table:table-row table:style-name="ro1" table:visibility="filter">
          <table:table-cell office:value-type="string" calcext:value-type="string">
            <text:p>Inglot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2-09-6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skladacz</text:p>
          </table:table-cell>
          <table:table-cell/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grafik</text:p>
          </table:table-cell>
          <table:table-cell table:style-name="ce3" table:formula="of:=CONCATENATE([.B56];&quot; &quot;;[.A56])" office:value-type="string" office:string-value="Stefan Inny" calcext:value-type="string">
            <text:p>Stefan Inny</text:p>
          </table:table-cell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oper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Inny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28-02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ierowca</text:p>
          </table:table-cell>
          <table:table-cell/>
        </table:table-row>
        <table:table-row table:style-name="ro1">
          <table:table-cell office:value-type="string" calcext:value-type="string">
            <text:p>Inny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07-06-66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grafik</text:p>
          </table:table-cell>
          <table:table-cell table:style-name="ce3" table:formula="of:=CONCATENATE([.B60];&quot; &quot;;[.A60])" office:value-type="string" office:string-value="Bogdan Inny" calcext:value-type="string">
            <text:p>Bogdan Inny</text:p>
          </table:table-cell>
        </table:table-row>
        <table:table-row table:style-name="ro1" table:visibility="filter">
          <table:table-cell office:value-type="string" calcext:value-type="string">
            <text:p>Iwaszko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onserw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21-01-68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Janasik</text:p>
          </table:table-cell>
          <table:table-cell office:value-type="string" calcext:value-type="string">
            <text:p>Iza</text:p>
          </table:table-cell>
          <table:table-cell office:value-type="string" calcext:value-type="string">
            <text:p>24-02-69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Jar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1-5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techniczny</text:p>
          </table:table-cell>
          <table:table-cell/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08-03-68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Jasiak</text:p>
          </table:table-cell>
          <table:table-cell office:value-type="string" calcext:value-type="string">
            <text:p>Morus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Kacza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/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yk</text:p>
          </table:table-cell>
          <table:table-cell/>
        </table:table-row>
        <table:table-row table:style-name="ro1" table:visibility="filter">
          <table:table-cell office:value-type="string" calcext:value-type="string">
            <text:p>Kamins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1-11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systent</text:p>
          </table:table-cell>
          <table:table-cell/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27-03-59</text:p>
          </table:table-cell>
          <table:table-cell office:value-type="string" calcext:value-type="string">
            <text:p>Bialystok</text:p>
          </table:table-cell>
          <table:table-cell office:value-type="string" calcext:value-type="string">
            <text:p>rzecznik</text:p>
          </table:table-cell>
          <table:table-cell/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05-05-55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konserwator</text:p>
          </table:table-cell>
          <table:table-cell/>
        </table:table-row>
        <table:table-row table:style-name="ro1" table:visibility="filter">
          <table:table-cell office:value-type="string" calcext:value-type="string">
            <text:p>Karp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9-11-53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yk</text:p>
          </table:table-cell>
          <table:table-cell/>
        </table:table-row>
        <table:table-row table:style-name="ro1" table:visibility="filter">
          <table:table-cell office:value-type="string" calcext:value-type="string">
            <text:p>Ki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5-09-7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Kiel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5-10-71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edaktor</text:p>
          </table:table-cell>
          <table:table-cell/>
        </table:table-row>
        <table:table-row table:style-name="ro1" table:visibility="filter">
          <table:table-cell office:value-type="string" calcext:value-type="string">
            <text:p>Kilarsk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15-07-68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Kildare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7-02-68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>
          <table:table-cell office:value-type="string" calcext:value-type="string">
            <text:p>Kmicic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13-06-64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grafik</text:p>
          </table:table-cell>
          <table:table-cell table:style-name="ce3" table:formula="of:=CONCATENATE([.B80];&quot; &quot;;[.A80])" office:value-type="string" office:string-value="Bogdan Kmicic" calcext:value-type="string">
            <text:p>Bogdan Kmicic</text:p>
          </table:table-cell>
        </table:table-row>
        <table:table-row table:style-name="ro1" table:visibility="filter">
          <table:table-cell office:value-type="string" calcext:value-type="string">
            <text:p>Kmicic</text:p>
          </table:table-cell>
          <table:table-cell office:value-type="string" calcext:value-type="string">
            <text:p>Dariusz</text:p>
          </table:table-cell>
          <table:table-cell office:value-type="string" calcext:value-type="string">
            <text:p>10-08-66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Kop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15-10-70</text:p>
          </table:table-cell>
          <table:table-cell office:value-type="string" calcext:value-type="string">
            <text:p>Olsztyn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2-01-70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10-03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ekonomista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09-11-63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Kowalski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kierowca</text:p>
          </table:table-cell>
          <table:table-cell/>
        </table:table-row>
        <table:table-row table:style-name="ro1" table:visibility="filter">
          <table:table-cell office:value-type="string" calcext:value-type="string">
            <text:p>Kulak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21-07-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zadkowy</text:p>
          </table:table-cell>
          <table:table-cell/>
        </table:table-row>
        <table:table-row table:style-name="ro1" table:visibility="filter">
          <table:table-cell office:value-type="string" calcext:value-type="string">
            <text:p>Kurylek</text:p>
          </table:table-cell>
          <table:table-cell office:value-type="string" calcext:value-type="string">
            <text:p>Monika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/>
        </table:table-row>
        <table:table-row table:style-name="ro1" table:visibility="filter">
          <table:table-cell office:value-type="string" calcext:value-type="string">
            <text:p>Lapa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albrzych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Lisowski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28-12-64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Ludziejews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8-12-6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Lysiak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10-05-70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Magierowicz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2-01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pakowacz</text:p>
          </table:table-cell>
          <table:table-cell/>
        </table:table-row>
        <table:table-row table:style-name="ro1" table:visibility="filter">
          <table:table-cell office:value-type="string" calcext:value-type="string">
            <text:p>Mat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09-07-60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pakowacz</text:p>
          </table:table-cell>
          <table:table-cell/>
        </table:table-row>
        <table:table-row table:style-name="ro1" table:visibility="filter">
          <table:table-cell office:value-type="string" calcext:value-type="string">
            <text:p>Mazur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lodzko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>
          <table:table-cell office:value-type="string" calcext:value-type="string">
            <text:p>Mieta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17-03-63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grafik</text:p>
          </table:table-cell>
          <table:table-cell table:style-name="ce3" table:formula="of:=CONCATENATE([.B96];&quot; &quot;;[.A96])" office:value-type="string" office:string-value="Roman Mieta" calcext:value-type="string">
            <text:p>Roman Mieta</text:p>
          </table:table-cell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04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6-05-65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5-07-70</text:p>
          </table:table-cell>
          <table:table-cell office:value-type="string" calcext:value-type="string">
            <text:p>Swidnic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Mieta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1-09-64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14-02-63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Milion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02-10-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Miturski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Muraszkowsk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30-10-60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kierowca</text:p>
          </table:table-cell>
          <table:table-cell/>
        </table:table-row>
        <table:table-row table:style-name="ro1" table:visibility="filter">
          <table:table-cell office:value-type="string" calcext:value-type="string">
            <text:p>Musial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30-08-67</text:p>
          </table:table-cell>
          <table:table-cell office:value-type="string" calcext:value-type="string">
            <text:p>Gdansk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Mysli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1-08-62</text:p>
          </table:table-cell>
          <table:table-cell office:value-type="string" calcext:value-type="string">
            <text:p>Bydgoszcz</text:p>
          </table:table-cell>
          <table:table-cell office:value-type="string" calcext:value-type="string">
            <text:p>porzadkowy</text:p>
          </table:table-cell>
          <table:table-cell/>
        </table:table-row>
        <table:table-row table:style-name="ro1" table:visibility="filter">
          <table:table-cell office:value-type="string" calcext:value-type="string">
            <text:p>Pacz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16-03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1-09-65</text:p>
          </table:table-cell>
          <table:table-cell office:value-type="string" calcext:value-type="string">
            <text:p>Poznan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01-10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13-01-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02-01-63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Potocki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22-12-63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>
          <table:table-cell office:value-type="string" calcext:value-type="string">
            <text:p>Rengifo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grafik</text:p>
          </table:table-cell>
          <table:table-cell table:style-name="ce3" table:formula="of:=CONCATENATE([.B114];&quot; &quot;;[.A114])" office:value-type="string" office:string-value="Stefan Rengifo" calcext:value-type="string">
            <text:p>Stefan Rengifo</text:p>
          </table:table-cell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2-07-67</text:p>
          </table:table-cell>
          <table:table-cell office:value-type="string" calcext:value-type="string">
            <text:p>Ziebice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Robak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16-07-65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portier</text:p>
          </table:table-cell>
          <table:table-cell/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Michal</text:p>
          </table:table-cell>
          <table:table-cell office:value-type="string" calcext:value-type="string">
            <text:p>22-05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Stanislaw</text:p>
          </table:table-cell>
          <table:table-cell office:value-type="string" calcext:value-type="string">
            <text:p>10-06-57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ochroniarz</text:p>
          </table:table-cell>
          <table:table-cell/>
        </table:table-row>
        <table:table-row table:style-name="ro1" table:visibility="filter">
          <table:table-cell office:value-type="string" calcext:value-type="string">
            <text:p>Rozny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22-01-68</text:p>
          </table:table-cell>
          <table:table-cell office:value-type="string" calcext:value-type="string">
            <text:p>Olesnica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Sasim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25-12-65</text:p>
          </table:table-cell>
          <table:table-cell office:value-type="string" calcext:value-type="string">
            <text:p>Czernica</text:p>
          </table:table-cell>
          <table:table-cell office:value-type="string" calcext:value-type="string">
            <text:p>administracja</text:p>
          </table:table-cell>
          <table:table-cell/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Tomek</text:p>
          </table:table-cell>
          <table:table-cell office:value-type="string" calcext:value-type="string">
            <text:p>13-09-64</text:p>
          </table:table-cell>
          <table:table-cell office:value-type="string" calcext:value-type="string">
            <text:p>Krakow</text:p>
          </table:table-cell>
          <table:table-cell office:value-type="string" calcext:value-type="string">
            <text:p>ekonom</text:p>
          </table:table-cell>
          <table:table-cell/>
        </table:table-row>
        <table:table-row table:style-name="ro1" table:visibility="filter">
          <table:table-cell office:value-type="string" calcext:value-type="string">
            <text:p>Sawyer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22-03-61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Smith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5-04-6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statystyk</text:p>
          </table:table-cell>
          <table:table-cell/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01-01-63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elektronik</text:p>
          </table:table-cell>
          <table:table-cell/>
        </table:table-row>
        <table:table-row table:style-name="ro1" table:visibility="filter">
          <table:table-cell office:value-type="string" calcext:value-type="string">
            <text:p>Soplica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19-05-65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radca</text:p>
          </table:table-cell>
          <table:table-cell/>
        </table:table-row>
        <table:table-row table:style-name="ro1" table:visibility="filter">
          <table:table-cell office:value-type="string" calcext:value-type="string">
            <text:p>Soski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26-07-68</text:p>
          </table:table-cell>
          <table:table-cell office:value-type="string" calcext:value-type="string">
            <text:p>Gdynia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Stopyr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administracja</text:p>
          </table:table-cell>
          <table:table-cell/>
        </table:table-row>
        <table:table-row table:style-name="ro1" table:visibility="filter">
          <table:table-cell office:value-type="string" calcext:value-type="string">
            <text:p>Susel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13-05-67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kladacz</text:p>
          </table:table-cell>
          <table:table-cell/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26-11-55</text:p>
          </table:table-cell>
          <table:table-cell office:value-type="string" calcext:value-type="string">
            <text:p>Krosno</text:p>
          </table:table-cell>
          <table:table-cell office:value-type="string" calcext:value-type="string">
            <text:p>akwizytor</text:p>
          </table:table-cell>
          <table:table-cell/>
        </table:table-row>
        <table:table-row table:style-name="ro1" table:visibility="filter">
          <table:table-cell office:value-type="string" calcext:value-type="string">
            <text:p>Szum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06-10-61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administracja</text:p>
          </table:table-cell>
          <table:table-cell/>
        </table:table-row>
        <table:table-row table:style-name="ro1" table:visibility="filter">
          <table:table-cell office:value-type="string" calcext:value-type="string">
            <text:p>Wanik</text:p>
          </table:table-cell>
          <table:table-cell office:value-type="string" calcext:value-type="string">
            <text:p>Kamil</text:p>
          </table:table-cell>
          <table:table-cell office:value-type="string" calcext:value-type="string">
            <text:p>27-03-60</text:p>
          </table:table-cell>
          <table:table-cell office:value-type="string" calcext:value-type="string">
            <text:p>Lublin</text:p>
          </table:table-cell>
          <table:table-cell office:value-type="string" calcext:value-type="string">
            <text:p>informatyk</text:p>
          </table:table-cell>
          <table:table-cell/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Fryderyk</text:p>
          </table:table-cell>
          <table:table-cell office:value-type="string" calcext:value-type="string">
            <text:p>26-02-63</text:p>
          </table:table-cell>
          <table:table-cell office:value-type="string" calcext:value-type="string">
            <text:p>Wroclaw</text:p>
          </table:table-cell>
          <table:table-cell office:value-type="string" calcext:value-type="string">
            <text:p>ksiegowy</text:p>
          </table:table-cell>
          <table:table-cell/>
        </table:table-row>
        <table:table-row table:style-name="ro1" table:visibility="filter">
          <table:table-cell office:value-type="string" calcext:value-type="string">
            <text:p>Waz</text:p>
          </table:table-cell>
          <table:table-cell office:value-type="string" calcext:value-type="string">
            <text:p>Bohdan</text:p>
          </table:table-cell>
          <table:table-cell office:value-type="string" calcext:value-type="string">
            <text:p>14-05-59</text:p>
          </table:table-cell>
          <table:table-cell office:value-type="string" calcext:value-type="string">
            <text:p>Katowice</text:p>
          </table:table-cell>
          <table:table-cell office:value-type="string" calcext:value-type="string">
            <text:p>kierowca</text:p>
          </table:table-cell>
          <table:table-cell/>
        </table:table-row>
        <table:table-row table:style-name="ro1" table:visibility="filter">
          <table:table-cell office:value-type="string" calcext:value-type="string">
            <text:p>Wilk</text:p>
          </table:table-cell>
          <table:table-cell office:value-type="string" calcext:value-type="string">
            <text:p>Sabrina</text:p>
          </table:table-cell>
          <table:table-cell office:value-type="string" calcext:value-type="string">
            <text:p>13-12-57</text:p>
          </table:table-cell>
          <table:table-cell office:value-type="string" calcext:value-type="string">
            <text:p>JeleniaGora</text:p>
          </table:table-cell>
          <table:table-cell office:value-type="string" calcext:value-type="string">
            <text:p>pakowacz</text:p>
          </table:table-cell>
          <table:table-cell/>
        </table:table-row>
        <table:table-row table:style-name="ro1" table:visibility="filter">
          <table:table-cell office:value-type="string" calcext:value-type="string">
            <text:p>Wiss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0-04-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alarz</text:p>
          </table:table-cell>
          <table:table-cell/>
        </table:table-row>
        <table:table-row table:style-name="ro1" table:visibility="filter">
          <table:table-cell office:value-type="string" calcext:value-type="string">
            <text:p>Wnu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0-07-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menadzer</text:p>
          </table:table-cell>
          <table:table-cell/>
        </table:table-row>
        <table:table-row table:style-name="ro1">
          <table:table-cell office:value-type="string" calcext:value-type="string">
            <text:p>Zysk</text:p>
          </table:table-cell>
          <table:table-cell office:value-type="string" calcext:value-type="string">
            <text:p>Maryla</text:p>
          </table:table-cell>
          <table:table-cell office:value-type="string" calcext:value-type="string">
            <text:p>11-04-65</text:p>
          </table:table-cell>
          <table:table-cell office:value-type="string" calcext:value-type="string">
            <text:p>Szczecin</text:p>
          </table:table-cell>
          <table:table-cell office:value-type="string" calcext:value-type="string">
            <text:p>grafik</text:p>
          </table:table-cell>
          <table:table-cell table:style-name="ce3" table:formula="of:=CONCATENATE([.B138];&quot; &quot;;[.A138])" office:value-type="string" office:string-value="Maryla Zysk" calcext:value-type="string">
            <text:p>Maryla Zysk</text:p>
          </table:table-cell>
        </table:table-row>
        <table:table-row table:style-name="ro1" table:visibility="filter">
          <table:table-cell office:value-type="string" calcext:value-type="string">
            <text:p>Zysk</text:p>
          </table:table-cell>
          <table:table-cell office:value-type="string" calcext:value-type="string">
            <text:p>Anatol</text:p>
          </table:table-cell>
          <table:table-cell office:value-type="string" calcext:value-type="string">
            <text:p>07-03-66</text:p>
          </table:table-cell>
          <table:table-cell office:value-type="string" calcext:value-type="string">
            <text:p>Leszno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Adaszyn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01-03-73</text:p>
          </table:table-cell>
          <table:table-cell office:value-type="string" calcext:value-type="string">
            <text:p>Olawa</text:p>
          </table:table-cell>
          <table:table-cell office:value-type="string" calcext:value-type="string">
            <text:p>sekretarka</text:p>
          </table:table-cell>
          <table:table-cell/>
        </table:table-row>
        <table:table-row table:style-name="ro1" table:visibility="filter">
          <table:table-cell office:value-type="string" calcext:value-type="string">
            <text:p>Cebula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11-02-75</text:p>
          </table:table-cell>
          <table:table-cell office:value-type="string" calcext:value-type="string">
            <text:p>Kamieniec</text:p>
          </table:table-cell>
          <table:table-cell office:value-type="string" calcext:value-type="string">
            <text:p>informatyk</text:p>
          </table:table-cell>
          <table:table-cell/>
        </table:table-row>
      </table:table>
      <table:named-expressions/>
      <table:database-ranges>
        <table:database-range table:name="__Anonymous_Sheet_DB__0" table:target-range-address="dane.A1:dane.E140" table:contains-header="false"/>
        <table:database-range table:name="__Anonymous_Sheet_DB__1" table:target-range-address="zadanie_a.A1:zadanie_a.E140" table:display-filter-buttons="true" table:contains-header="false">
          <table:filter>
            <table:filter-and>
              <table:filter-condition table:field-number="3" table:value="Bialystok" table:operator="=">
                <table:filter-set-item table:value="Bialystok"/>
                <table:filter-set-item table:value="Bydgoszcz"/>
                <table:filter-set-item table:value="Gdansk"/>
                <table:filter-set-item table:value="Gdynia"/>
              </table:filter-condition>
            </table:filter-and>
          </table:filter>
        </table:database-range>
        <table:database-range table:name="__Anonymous_Sheet_DB__2" table:target-range-address="zadanie_b.A2:zadanie_b.E141" table:contains-header="false"/>
        <table:database-range table:name="__Anonymous_Sheet_DB__3" table:target-range-address="zadanie_c.A1:zadanie_c.E141" table:display-filter-buttons="true">
          <table:filter>
            <table:filter-and>
              <table:filter-condition table:field-number="4" table:value="grafik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0-12-28T13:09:28.801000000</dc:date>
    <meta:editing-duration>PT12M50S</meta:editing-duration>
    <meta:editing-cycles>3</meta:editing-cycles>
    <meta:document-statistic meta:table-count="4" meta:cell-count="3383" meta:object-count="0"/>
  </office:meta>
</office:document-meta>
</file>